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8.6pt"/>
    </style:style>
    <style:style style:name="co3" style:family="table-column">
      <style:table-column-properties fo:break-before="auto" style:column-width="159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MID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% of ENC</text:p>
          </table:table-cell>
        </table:table-row>
        <table:table-row table:style-name="ro1">
          <table:table-cell office:value-type="float" office:value="226512" calcext:value-type="float">
            <text:p>226512</text:p>
          </table:table-cell>
          <table:table-cell/>
          <table:table-cell office:value-type="string" calcext:value-type="string">
            <text:p>Admission Weight (Kg)</text:p>
          </table:table-cell>
          <table:table-cell office:value-type="float" office:value="21292" calcext:value-type="float">
            <text:p>21292</text:p>
          </table:table-cell>
          <table:table-cell office:value-type="float" office:value="20623" calcext:value-type="float">
            <text:p>20623</text:p>
          </table:table-cell>
          <table:table-cell office:value-type="float" office:value="1" calcext:value-type="float">
            <text:p>1</text:p>
          </table:table-cell>
          <table:table-cell office:value-type="float" office:value="1.03243950928575" calcext:value-type="float">
            <text:p>1.03243950928575</text:p>
          </table:table-cell>
          <table:table-cell office:value-type="float" office:value="5" calcext:value-type="float">
            <text:p>5</text:p>
          </table:table-cell>
          <table:table-cell office:value-type="float" office:value="0.197857054066435" calcext:value-type="float">
            <text:p>0.197857054066435</text:p>
          </table:table-cell>
          <table:table-cell office:value-type="float" office:value="0.434699211668985" calcext:value-type="float">
            <text:p>0.43469921166898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Previous WeightF</text:p>
          </table:table-cell>
          <table:table-cell office:value-type="float" office:value="1556541" calcext:value-type="float">
            <text:p>1556541</text:p>
          </table:table-cell>
          <table:table-cell office:value-type="float" office:value="18261" calcext:value-type="float">
            <text:p>18261</text:p>
          </table:table-cell>
          <table:table-cell office:value-type="float" office:value="1" calcext:value-type="float">
            <text:p>1</text:p>
          </table:table-cell>
          <table:table-cell office:value-type="float" office:value="85.2385411532775" calcext:value-type="float">
            <text:p>85.2385411532775</text:p>
          </table:table-cell>
          <table:table-cell office:value-type="float" office:value="2538" calcext:value-type="float">
            <text:p>2538</text:p>
          </table:table-cell>
          <table:table-cell office:value-type="float" office:value="120.052550312409" calcext:value-type="float">
            <text:p>120.052550312409</text:p>
          </table:table-cell>
          <table:table-cell office:value-type="float" office:value="0.384912103199696" calcext:value-type="float">
            <text:p>0.38491210319969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office:value-type="string" calcext:value-type="string">
            <text:p>Daily Weight</text:p>
          </table:table-cell>
          <table:table-cell office:value-type="float" office:value="45203" calcext:value-type="float">
            <text:p>45203</text:p>
          </table:table-cell>
          <table:table-cell office:value-type="float" office:value="18225" calcext:value-type="float">
            <text:p>18225</text:p>
          </table:table-cell>
          <table:table-cell office:value-type="float" office:value="1" calcext:value-type="float">
            <text:p>1</text:p>
          </table:table-cell>
          <table:table-cell office:value-type="float" office:value="2.4802743484225" calcext:value-type="float">
            <text:p>2.4802743484225</text:p>
          </table:table-cell>
          <table:table-cell office:value-type="float" office:value="72" calcext:value-type="float">
            <text:p>72</text:p>
          </table:table-cell>
          <table:table-cell office:value-type="float" office:value="3.31942925035052" calcext:value-type="float">
            <text:p>3.31942925035052</text:p>
          </table:table-cell>
          <table:table-cell office:value-type="float" office:value="0.384153281902112" calcext:value-type="float">
            <text:p>0.384153281902112</text:p>
          </table:table-cell>
        </table:table-row>
        <table:table-row table:style-name="ro1">
          <table:table-cell office:value-type="float" office:value="226531" calcext:value-type="float">
            <text:p>226531</text:p>
          </table:table-cell>
          <table:table-cell/>
          <table:table-cell office:value-type="string" calcext:value-type="string">
            <text:p>Admission Weight (lbs.)</text:p>
          </table:table-cell>
          <table:table-cell office:value-type="float" office:value="43711" calcext:value-type="float">
            <text:p>43711</text:p>
          </table:table-cell>
          <table:table-cell office:value-type="float" office:value="17580" calcext:value-type="float">
            <text:p>17580</text:p>
          </table:table-cell>
          <table:table-cell office:value-type="float" office:value="1" calcext:value-type="float">
            <text:p>1</text:p>
          </table:table-cell>
          <table:table-cell office:value-type="float" office:value="2.48640500568828" calcext:value-type="float">
            <text:p>2.48640500568828</text:p>
          </table:table-cell>
          <table:table-cell office:value-type="float" office:value="21" calcext:value-type="float">
            <text:p>21</text:p>
          </table:table-cell>
          <table:table-cell office:value-type="float" office:value="1.68744608931985" calcext:value-type="float">
            <text:p>1.68744608931985</text:p>
          </table:table-cell>
          <table:table-cell office:value-type="float" office:value="0.370557733653725" calcext:value-type="float">
            <text:p>0.3705577336537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Previous Weight</text:p>
          </table:table-cell>
          <table:table-cell office:value-type="float" office:value="139634" calcext:value-type="float">
            <text:p>139634</text:p>
          </table:table-cell>
          <table:table-cell office:value-type="float" office:value="16192" calcext:value-type="float">
            <text:p>16192</text:p>
          </table:table-cell>
          <table:table-cell office:value-type="float" office:value="1" calcext:value-type="float">
            <text:p>1</text:p>
          </table:table-cell>
          <table:table-cell office:value-type="float" office:value="8.62364130434783" calcext:value-type="float">
            <text:p>8.62364130434783</text:p>
          </table:table-cell>
          <table:table-cell office:value-type="float" office:value="225" calcext:value-type="float">
            <text:p>225</text:p>
          </table:table-cell>
          <table:table-cell office:value-type="float" office:value="13.2160546937477" calcext:value-type="float">
            <text:p>13.2160546937477</text:p>
          </table:table-cell>
          <table:table-cell office:value-type="float" office:value="0.34130095695797" calcext:value-type="float">
            <text:p>0.3413009569579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office:value-type="string" calcext:value-type="string">
            <text:p>Weight Change</text:p>
          </table:table-cell>
          <table:table-cell office:value-type="float" office:value="34785" calcext:value-type="float">
            <text:p>34785</text:p>
          </table:table-cell>
          <table:table-cell office:value-type="float" office:value="13336" calcext:value-type="float">
            <text:p>13336</text:p>
          </table:table-cell>
          <table:table-cell office:value-type="float" office:value="1" calcext:value-type="float">
            <text:p>1</text:p>
          </table:table-cell>
          <table:table-cell office:value-type="float" office:value="2.60835332933413" calcext:value-type="float">
            <text:p>2.60835332933413</text:p>
          </table:table-cell>
          <table:table-cell office:value-type="float" office:value="69" calcext:value-type="float">
            <text:p>69</text:p>
          </table:table-cell>
          <table:table-cell office:value-type="float" office:value="3.44505785945266" calcext:value-type="float">
            <text:p>3.44505785945266</text:p>
          </table:table-cell>
          <table:table-cell office:value-type="float" office:value="0.281101134016272" calcext:value-type="float">
            <text:p>0.281101134016272</text:p>
          </table:table-cell>
        </table:table-row>
        <table:table-row table:style-name="ro1">
          <table:table-cell office:value-type="float" office:value="224639" calcext:value-type="float">
            <text:p>224639</text:p>
          </table:table-cell>
          <table:table-cell/>
          <table:table-cell office:value-type="string" calcext:value-type="string">
            <text:p>Daily Weight</text:p>
          </table:table-cell>
          <table:table-cell office:value-type="float" office:value="45043" calcext:value-type="float">
            <text:p>45043</text:p>
          </table:table-cell>
          <table:table-cell office:value-type="float" office:value="10910" calcext:value-type="float">
            <text:p>10910</text:p>
          </table:table-cell>
          <table:table-cell office:value-type="float" office:value="1" calcext:value-type="float">
            <text:p>1</text:p>
          </table:table-cell>
          <table:table-cell office:value-type="float" office:value="4.12859761686526" calcext:value-type="float">
            <text:p>4.12859761686526</text:p>
          </table:table-cell>
          <table:table-cell office:value-type="float" office:value="416" calcext:value-type="float">
            <text:p>416</text:p>
          </table:table-cell>
          <table:table-cell office:value-type="float" office:value="13.2891870065699" calcext:value-type="float">
            <text:p>13.2891870065699</text:p>
          </table:table-cell>
          <table:table-cell office:value-type="float" office:value="0.229965009906834" calcext:value-type="float">
            <text:p>0.229965009906834</text:p>
          </table:table-cell>
        </table:table-row>
        <table:table-row table:style-name="ro1">
          <table:table-cell office:value-type="float" office:value="226846" calcext:value-type="float">
            <text:p>226846</text:p>
          </table:table-cell>
          <table:table-cell/>
          <table:table-cell office:value-type="string" calcext:value-type="string">
            <text:p>Feeding Weight</text:p>
          </table:table-cell>
          <table:table-cell office:value-type="float" office:value="5713" calcext:value-type="float">
            <text:p>5713</text:p>
          </table:table-cell>
          <table:table-cell office:value-type="float" office:value="2417" calcext:value-type="float">
            <text:p>2417</text:p>
          </table:table-cell>
          <table:table-cell office:value-type="float" office:value="1" calcext:value-type="float">
            <text:p>1</text:p>
          </table:table-cell>
          <table:table-cell office:value-type="float" office:value="2.36367397600331" calcext:value-type="float">
            <text:p>2.36367397600331</text:p>
          </table:table-cell>
          <table:table-cell office:value-type="float" office:value="17" calcext:value-type="float">
            <text:p>17</text:p>
          </table:table-cell>
          <table:table-cell office:value-type="float" office:value="1.61061906765119" calcext:value-type="float">
            <text:p>1.61061906765119</text:p>
          </table:table-cell>
          <table:table-cell office:value-type="float" office:value="0.050946418785043" calcext:value-type="float">
            <text:p>0.05094641878504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6707" calcext:value-type="float">
            <text:p>226707</text:p>
          </table:table-cell>
          <table:table-cell/>
          <table:table-cell office:value-type="string" calcext:value-type="string">
            <text:p>Height</text:p>
          </table:table-cell>
          <table:table-cell office:value-type="float" office:value="11471" calcext:value-type="float">
            <text:p>11471</text:p>
          </table:table-cell>
          <table:table-cell office:value-type="float" office:value="11269" calcext:value-type="float">
            <text:p>11269</text:p>
          </table:table-cell>
          <table:table-cell office:value-type="float" office:value="1" calcext:value-type="float">
            <text:p>1</text:p>
          </table:table-cell>
          <table:table-cell office:value-type="float" office:value="1.01792528174638" calcext:value-type="float">
            <text:p>1.01792528174638</text:p>
          </table:table-cell>
          <table:table-cell office:value-type="float" office:value="3" calcext:value-type="float">
            <text:p>3</text:p>
          </table:table-cell>
          <table:table-cell office:value-type="float" office:value="0.139213742838754" calcext:value-type="float">
            <text:p>0.139213742838754</text:p>
          </table:table-cell>
          <table:table-cell office:value-type="float" office:value="0.2375321445133" calcext:value-type="float">
            <text:p>0.2375321445133</text:p>
          </table:table-cell>
        </table:table-row>
        <table:table-row table:style-name="ro1">
          <table:table-cell office:value-type="float" office:value="226730" calcext:value-type="float">
            <text:p>226730</text:p>
          </table:table-cell>
          <table:table-cell/>
          <table:table-cell office:value-type="string" calcext:value-type="string">
            <text:p>Height (cm)</text:p>
          </table:table-cell>
          <table:table-cell office:value-type="float" office:value="11471" calcext:value-type="float">
            <text:p>11471</text:p>
          </table:table-cell>
          <table:table-cell office:value-type="float" office:value="11269" calcext:value-type="float">
            <text:p>11269</text:p>
          </table:table-cell>
          <table:table-cell office:value-type="float" office:value="1" calcext:value-type="float">
            <text:p>1</text:p>
          </table:table-cell>
          <table:table-cell office:value-type="float" office:value="1.01792528174638" calcext:value-type="float">
            <text:p>1.01792528174638</text:p>
          </table:table-cell>
          <table:table-cell office:value-type="float" office:value="3" calcext:value-type="float">
            <text:p>3</text:p>
          </table:table-cell>
          <table:table-cell office:value-type="float" office:value="0.139213742838754" calcext:value-type="float">
            <text:p>0.139213742838754</text:p>
          </table:table-cell>
          <table:table-cell office:value-type="float" office:value="0.2375321445133" calcext:value-type="float">
            <text:p>0.23753214451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Height of Bed</text:p>
          </table:table-cell>
          <table:table-cell office:value-type="float" office:value="103065" calcext:value-type="float">
            <text:p>103065</text:p>
          </table:table-cell>
          <table:table-cell office:value-type="float" office:value="2261" calcext:value-type="float">
            <text:p>2261</text:p>
          </table:table-cell>
          <table:table-cell office:value-type="float" office:value="1" calcext:value-type="float">
            <text:p>1</text:p>
          </table:table-cell>
          <table:table-cell office:value-type="float" office:value="45.5838124723574" calcext:value-type="float">
            <text:p>45.5838124723574</text:p>
          </table:table-cell>
          <table:table-cell office:value-type="float" office:value="566" calcext:value-type="float">
            <text:p>566</text:p>
          </table:table-cell>
          <table:table-cell office:value-type="float" office:value="60.7600873577722" calcext:value-type="float">
            <text:p>60.7600873577722</text:p>
          </table:table-cell>
          <table:table-cell office:value-type="float" office:value="0.047658193162177" calcext:value-type="float">
            <text:p>0.04765819316217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NBP [Systolic]</text:p>
          </table:table-cell>
          <table:table-cell office:value-type="float" office:value="1484932" calcext:value-type="float">
            <text:p>1484932</text:p>
          </table:table-cell>
          <table:table-cell office:value-type="float" office:value="24814" calcext:value-type="float">
            <text:p>24814</text:p>
          </table:table-cell>
          <table:table-cell office:value-type="float" office:value="1" calcext:value-type="float">
            <text:p>1</text:p>
          </table:table-cell>
          <table:table-cell office:value-type="float" office:value="59.8425082614653" calcext:value-type="float">
            <text:p>59.8425082614653</text:p>
          </table:table-cell>
          <table:table-cell office:value-type="float" office:value="2086" calcext:value-type="float">
            <text:p>2086</text:p>
          </table:table-cell>
          <table:table-cell office:value-type="float" office:value="90.8701463044497" calcext:value-type="float">
            <text:p>90.8701463044497</text:p>
          </table:table-cell>
          <table:table-cell office:value-type="float" office:value="0.523038657729438" calcext:value-type="float">
            <text:p>0.523038657729438</text:p>
          </table:table-cell>
        </table:table-row>
        <table:table-row table:style-name="ro1">
          <table:table-cell office:value-type="float" office:value="8441" calcext:value-type="float">
            <text:p>8441</text:p>
          </table:table-cell>
          <table:table-cell/>
          <table:table-cell office:value-type="string" calcext:value-type="string">
            <text:p>NBP [Diastolic]</text:p>
          </table:table-cell>
          <table:table-cell office:value-type="float" office:value="1483187" calcext:value-type="float">
            <text:p>1483187</text:p>
          </table:table-cell>
          <table:table-cell office:value-type="float" office:value="24796" calcext:value-type="float">
            <text:p>24796</text:p>
          </table:table-cell>
          <table:table-cell office:value-type="float" office:value="1" calcext:value-type="float">
            <text:p>1</text:p>
          </table:table-cell>
          <table:table-cell office:value-type="float" office:value="59.8155750927569" calcext:value-type="float">
            <text:p>59.8155750927569</text:p>
          </table:table-cell>
          <table:table-cell office:value-type="float" office:value="2086" calcext:value-type="float">
            <text:p>2086</text:p>
          </table:table-cell>
          <table:table-cell office:value-type="float" office:value="90.8325955835437" calcext:value-type="float">
            <text:p>90.8325955835437</text:p>
          </table:table-cell>
          <table:table-cell office:value-type="float" office:value="0.522659247080646" calcext:value-type="float">
            <text:p>0.5226592470806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Arterial BP [Systolic]</text:p>
          </table:table-cell>
          <table:table-cell office:value-type="float" office:value="2013522" calcext:value-type="float">
            <text:p>2013522</text:p>
          </table:table-cell>
          <table:table-cell office:value-type="float" office:value="15388" calcext:value-type="float">
            <text:p>15388</text:p>
          </table:table-cell>
          <table:table-cell office:value-type="float" office:value="1" calcext:value-type="float">
            <text:p>1</text:p>
          </table:table-cell>
          <table:table-cell office:value-type="float" office:value="130.850142968547" calcext:value-type="float">
            <text:p>130.850142968547</text:p>
          </table:table-cell>
          <table:table-cell office:value-type="float" office:value="6030" calcext:value-type="float">
            <text:p>6030</text:p>
          </table:table-cell>
          <table:table-cell office:value-type="float" office:value="186.233241744803" calcext:value-type="float">
            <text:p>186.233241744803</text:p>
          </table:table-cell>
          <table:table-cell office:value-type="float" office:value="0.324353947978584" calcext:value-type="float">
            <text:p>0.324353947978584</text:p>
          </table:table-cell>
        </table:table-row>
        <table:table-row table:style-name="ro1">
          <table:table-cell office:value-type="float" office:value="8368" calcext:value-type="float">
            <text:p>8368</text:p>
          </table:table-cell>
          <table:table-cell/>
          <table:table-cell office:value-type="string" calcext:value-type="string">
            <text:p>Arterial BP [Diastolic]</text:p>
          </table:table-cell>
          <table:table-cell office:value-type="float" office:value="2013078" calcext:value-type="float">
            <text:p>2013078</text:p>
          </table:table-cell>
          <table:table-cell office:value-type="float" office:value="15388" calcext:value-type="float">
            <text:p>15388</text:p>
          </table:table-cell>
          <table:table-cell office:value-type="float" office:value="1" calcext:value-type="float">
            <text:p>1</text:p>
          </table:table-cell>
          <table:table-cell office:value-type="float" office:value="130.82128931635" calcext:value-type="float">
            <text:p>130.82128931635</text:p>
          </table:table-cell>
          <table:table-cell office:value-type="float" office:value="6030" calcext:value-type="float">
            <text:p>6030</text:p>
          </table:table-cell>
          <table:table-cell office:value-type="float" office:value="186.209019536184" calcext:value-type="float">
            <text:p>186.209019536184</text:p>
          </table:table-cell>
          <table:table-cell office:value-type="float" office:value="0.324353947978584" calcext:value-type="float">
            <text:p>0.324353947978584</text:p>
          </table:table-cell>
        </table:table-row>
        <table:table-row table:style-name="ro1">
          <table:table-cell office:value-type="float" office:value="225309" calcext:value-type="float">
            <text:p>225309</text:p>
          </table:table-cell>
          <table:table-cell/>
          <table:table-cell office:value-type="string" calcext:value-type="string">
            <text:p>ART BP Systolic</text:p>
          </table:table-cell>
          <table:table-cell office:value-type="float" office:value="84596" calcext:value-type="float">
            <text:p>84596</text:p>
          </table:table-cell>
          <table:table-cell office:value-type="float" office:value="1622" calcext:value-type="float">
            <text:p>1622</text:p>
          </table:table-cell>
          <table:table-cell office:value-type="float" office:value="1" calcext:value-type="float">
            <text:p>1</text:p>
          </table:table-cell>
          <table:table-cell office:value-type="float" office:value="52.1553637484587" calcext:value-type="float">
            <text:p>52.1553637484587</text:p>
          </table:table-cell>
          <table:table-cell office:value-type="float" office:value="2862" calcext:value-type="float">
            <text:p>2862</text:p>
          </table:table-cell>
          <table:table-cell office:value-type="float" office:value="125.521330743109" calcext:value-type="float">
            <text:p>125.521330743109</text:p>
          </table:table-cell>
          <table:table-cell office:value-type="float" office:value="0.034189115130054" calcext:value-type="float">
            <text:p>0.034189115130054</text:p>
          </table:table-cell>
        </table:table-row>
        <table:table-row table:style-name="ro1">
          <table:table-cell office:value-type="float" office:value="225310" calcext:value-type="float">
            <text:p>225310</text:p>
          </table:table-cell>
          <table:table-cell/>
          <table:table-cell office:value-type="string" calcext:value-type="string">
            <text:p>ART BP Diastolic</text:p>
          </table:table-cell>
          <table:table-cell office:value-type="float" office:value="84548" calcext:value-type="float">
            <text:p>84548</text:p>
          </table:table-cell>
          <table:table-cell office:value-type="float" office:value="1603" calcext:value-type="float">
            <text:p>1603</text:p>
          </table:table-cell>
          <table:table-cell office:value-type="float" office:value="1" calcext:value-type="float">
            <text:p>1</text:p>
          </table:table-cell>
          <table:table-cell office:value-type="float" office:value="52.7436057392389" calcext:value-type="float">
            <text:p>52.7436057392389</text:p>
          </table:table-cell>
          <table:table-cell office:value-type="float" office:value="2862" calcext:value-type="float">
            <text:p>2862</text:p>
          </table:table-cell>
          <table:table-cell office:value-type="float" office:value="126.138702618789" calcext:value-type="float">
            <text:p>126.138702618789</text:p>
          </table:table-cell>
          <table:table-cell office:value-type="float" office:value="0.033788626111884" calcext:value-type="float">
            <text:p>0.03378862611188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Manual BP [Systolic]</text:p>
          </table:table-cell>
          <table:table-cell office:value-type="float" office:value="2141" calcext:value-type="float">
            <text:p>2141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.86462093862816" calcext:value-type="float">
            <text:p>3.86462093862816</text:p>
          </table:table-cell>
          <table:table-cell office:value-type="float" office:value="85" calcext:value-type="float">
            <text:p>85</text:p>
          </table:table-cell>
          <table:table-cell office:value-type="float" office:value="7.42738768550129" calcext:value-type="float">
            <text:p>7.42738768550129</text:p>
          </table:table-cell>
          <table:table-cell office:value-type="float" office:value="0.011677416635049" calcext:value-type="float">
            <text:p>0.011677416635049</text:p>
          </table:table-cell>
        </table:table-row>
        <table:table-row table:style-name="ro1">
          <table:table-cell office:value-type="float" office:value="8440" calcext:value-type="float">
            <text:p>8440</text:p>
          </table:table-cell>
          <table:table-cell/>
          <table:table-cell office:value-type="string" calcext:value-type="string">
            <text:p>Manual BP [Diastolic]</text:p>
          </table:table-cell>
          <table:table-cell office:value-type="float" office:value="2018" calcext:value-type="float">
            <text:p>2018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3.8219696969697" calcext:value-type="float">
            <text:p>3.8219696969697</text:p>
          </table:table-cell>
          <table:table-cell office:value-type="float" office:value="85" calcext:value-type="float">
            <text:p>85</text:p>
          </table:table-cell>
          <table:table-cell office:value-type="float" office:value="7.53930436740891" calcext:value-type="float">
            <text:p>7.53930436740891</text:p>
          </table:table-cell>
          <table:table-cell office:value-type="float" office:value="0.011129379031238" calcext:value-type="float">
            <text:p>0.011129379031238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/>
          <table:table-cell office:value-type="string" calcext:value-type="string">
            <text:p>Arterial BP #2 [Systolic]</text:p>
          </table:table-cell>
          <table:table-cell office:value-type="float" office:value="18436" calcext:value-type="float">
            <text:p>18436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39.5622317596567" calcext:value-type="float">
            <text:p>39.5622317596567</text:p>
          </table:table-cell>
          <table:table-cell office:value-type="float" office:value="570" calcext:value-type="float">
            <text:p>570</text:p>
          </table:table-cell>
          <table:table-cell office:value-type="float" office:value="46.7881681413078" calcext:value-type="float">
            <text:p>46.7881681413078</text:p>
          </table:table-cell>
          <table:table-cell office:value-type="float" office:value="0.009822520129843" calcext:value-type="float">
            <text:p>0.009822520129843</text:p>
          </table:table-cell>
        </table:table-row>
        <table:table-row table:style-name="ro1">
          <table:table-cell office:value-type="float" office:value="8555" calcext:value-type="float">
            <text:p>8555</text:p>
          </table:table-cell>
          <table:table-cell/>
          <table:table-cell office:value-type="string" calcext:value-type="string">
            <text:p>Arterial BP #2 [Diastolic]</text:p>
          </table:table-cell>
          <table:table-cell office:value-type="float" office:value="18427" calcext:value-type="float">
            <text:p>18427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39.5429184549356" calcext:value-type="float">
            <text:p>39.5429184549356</text:p>
          </table:table-cell>
          <table:table-cell office:value-type="float" office:value="569" calcext:value-type="float">
            <text:p>569</text:p>
          </table:table-cell>
          <table:table-cell office:value-type="float" office:value="46.7587181596911" calcext:value-type="float">
            <text:p>46.7587181596911</text:p>
          </table:table-cell>
          <table:table-cell office:value-type="float" office:value="0.009822520129843" calcext:value-type="float">
            <text:p>0.00982252012984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Dorsal PedPulse [Right]</text:p>
          </table:table-cell>
          <table:table-cell office:value-type="float" office:value="550381" calcext:value-type="float">
            <text:p>550381</text:p>
          </table:table-cell>
          <table:table-cell office:value-type="float" office:value="24933" calcext:value-type="float">
            <text:p>24933</text:p>
          </table:table-cell>
          <table:table-cell office:value-type="float" office:value="1" calcext:value-type="float">
            <text:p>1</text:p>
          </table:table-cell>
          <table:table-cell office:value-type="float" office:value="22.0743993903662" calcext:value-type="float">
            <text:p>22.0743993903662</text:p>
          </table:table-cell>
          <table:table-cell office:value-type="float" office:value="1186" calcext:value-type="float">
            <text:p>1186</text:p>
          </table:table-cell>
          <table:table-cell office:value-type="float" office:value="33.7790791882227" calcext:value-type="float">
            <text:p>33.7790791882227</text:p>
          </table:table-cell>
          <table:table-cell office:value-type="float" office:value="0.525546983685342" calcext:value-type="float">
            <text:p>0.525546983685342</text:p>
          </table:table-cell>
        </table:table-row>
        <table:table-row table:style-name="ro1">
          <table:table-cell office:value-type="float" office:value="8381" calcext:value-type="float">
            <text:p>8381</text:p>
          </table:table-cell>
          <table:table-cell/>
          <table:table-cell office:value-type="string" calcext:value-type="string">
            <text:p>Dorsal PedPulse [Left]</text:p>
          </table:table-cell>
          <table:table-cell office:value-type="float" office:value="548455" calcext:value-type="float">
            <text:p>548455</text:p>
          </table:table-cell>
          <table:table-cell office:value-type="float" office:value="24928" calcext:value-type="float">
            <text:p>24928</text:p>
          </table:table-cell>
          <table:table-cell office:value-type="float" office:value="1" calcext:value-type="float">
            <text:p>1</text:p>
          </table:table-cell>
          <table:table-cell office:value-type="float" office:value="22.0015645057766" calcext:value-type="float">
            <text:p>22.0015645057766</text:p>
          </table:table-cell>
          <table:table-cell office:value-type="float" office:value="1187" calcext:value-type="float">
            <text:p>1187</text:p>
          </table:table-cell>
          <table:table-cell office:value-type="float" office:value="33.7028487377171" calcext:value-type="float">
            <text:p>33.7028487377171</text:p>
          </table:table-cell>
          <table:table-cell office:value-type="float" office:value="0.525441591838455" calcext:value-type="float">
            <text:p>0.52544159183845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PostTib. Pulses [Right]</text:p>
          </table:table-cell>
          <table:table-cell office:value-type="float" office:value="433853" calcext:value-type="float">
            <text:p>433853</text:p>
          </table:table-cell>
          <table:table-cell office:value-type="float" office:value="24295" calcext:value-type="float">
            <text:p>24295</text:p>
          </table:table-cell>
          <table:table-cell office:value-type="float" office:value="1" calcext:value-type="float">
            <text:p>1</text:p>
          </table:table-cell>
          <table:table-cell office:value-type="float" office:value="17.8577073471908" calcext:value-type="float">
            <text:p>17.8577073471908</text:p>
          </table:table-cell>
          <table:table-cell office:value-type="float" office:value="877" calcext:value-type="float">
            <text:p>877</text:p>
          </table:table-cell>
          <table:table-cell office:value-type="float" office:value="26.4034181735002" calcext:value-type="float">
            <text:p>26.4034181735002</text:p>
          </table:table-cell>
          <table:table-cell office:value-type="float" office:value="0.512098984022596" calcext:value-type="float">
            <text:p>0.512098984022596</text:p>
          </table:table-cell>
        </table:table-row>
        <table:table-row table:style-name="ro1">
          <table:table-cell office:value-type="float" office:value="8456" calcext:value-type="float">
            <text:p>8456</text:p>
          </table:table-cell>
          <table:table-cell/>
          <table:table-cell office:value-type="string" calcext:value-type="string">
            <text:p>PostTib. Pulses [Left]</text:p>
          </table:table-cell>
          <table:table-cell office:value-type="float" office:value="431525" calcext:value-type="float">
            <text:p>431525</text:p>
          </table:table-cell>
          <table:table-cell office:value-type="float" office:value="24282" calcext:value-type="float">
            <text:p>24282</text:p>
          </table:table-cell>
          <table:table-cell office:value-type="float" office:value="1" calcext:value-type="float">
            <text:p>1</text:p>
          </table:table-cell>
          <table:table-cell office:value-type="float" office:value="17.7713944485627" calcext:value-type="float">
            <text:p>17.7713944485627</text:p>
          </table:table-cell>
          <table:table-cell office:value-type="float" office:value="877" calcext:value-type="float">
            <text:p>877</text:p>
          </table:table-cell>
          <table:table-cell office:value-type="float" office:value="26.2871397238804" calcext:value-type="float">
            <text:p>26.2871397238804</text:p>
          </table:table-cell>
          <table:table-cell office:value-type="float" office:value="0.511824965220691" calcext:value-type="float">
            <text:p>0.51182496522069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Radial Pulse [Right]</text:p>
          </table:table-cell>
          <table:table-cell office:value-type="float" office:value="16850" calcext:value-type="float">
            <text:p>16850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float" office:value="17.9255319148936" calcext:value-type="float">
            <text:p>17.9255319148936</text:p>
          </table:table-cell>
          <table:table-cell office:value-type="float" office:value="244" calcext:value-type="float">
            <text:p>244</text:p>
          </table:table-cell>
          <table:table-cell office:value-type="float" office:value="25.4017094850856" calcext:value-type="float">
            <text:p>25.4017094850856</text:p>
          </table:table-cell>
          <table:table-cell office:value-type="float" office:value="0.019813667214704" calcext:value-type="float">
            <text:p>0.019813667214704</text:p>
          </table:table-cell>
        </table:table-row>
        <table:table-row table:style-name="ro1">
          <table:table-cell office:value-type="float" office:value="8473" calcext:value-type="float">
            <text:p>8473</text:p>
          </table:table-cell>
          <table:table-cell/>
          <table:table-cell office:value-type="string" calcext:value-type="string">
            <text:p>Radial Pulse [Left]</text:p>
          </table:table-cell>
          <table:table-cell office:value-type="float" office:value="16467" calcext:value-type="float">
            <text:p>16467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17.5929487179487" calcext:value-type="float">
            <text:p>17.5929487179487</text:p>
          </table:table-cell>
          <table:table-cell office:value-type="float" office:value="248" calcext:value-type="float">
            <text:p>248</text:p>
          </table:table-cell>
          <table:table-cell office:value-type="float" office:value="24.9086440649973" calcext:value-type="float">
            <text:p>24.9086440649973</text:p>
          </table:table-cell>
          <table:table-cell office:value-type="float" office:value="0.019729353737195" calcext:value-type="float">
            <text:p>0.01972935373719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Femoral Pulse [Right]</text:p>
          </table:table-cell>
          <table:table-cell office:value-type="float" office:value="4110" calcext:value-type="float">
            <text:p>4110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14.6785714285714" calcext:value-type="float">
            <text:p>14.6785714285714</text:p>
          </table:table-cell>
          <table:table-cell office:value-type="float" office:value="129" calcext:value-type="float">
            <text:p>129</text:p>
          </table:table-cell>
          <table:table-cell office:value-type="float" office:value="16.7767409641561" calcext:value-type="float">
            <text:p>16.7767409641561</text:p>
          </table:table-cell>
          <table:table-cell office:value-type="float" office:value="0.005901943425657" calcext:value-type="float">
            <text:p>0.005901943425657</text:p>
          </table:table-cell>
        </table:table-row>
        <table:table-row table:style-name="ro1">
          <table:table-cell office:value-type="float" office:value="8386" calcext:value-type="float">
            <text:p>8386</text:p>
          </table:table-cell>
          <table:table-cell/>
          <table:table-cell office:value-type="string" calcext:value-type="string">
            <text:p>Femoral Pulse [Left]</text:p>
          </table:table-cell>
          <table:table-cell office:value-type="float" office:value="3187" calcext:value-type="float">
            <text:p>3187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12.6468253968254" calcext:value-type="float">
            <text:p>12.6468253968254</text:p>
          </table:table-cell>
          <table:table-cell office:value-type="float" office:value="109" calcext:value-type="float">
            <text:p>109</text:p>
          </table:table-cell>
          <table:table-cell office:value-type="float" office:value="15.1533420321162" calcext:value-type="float">
            <text:p>15.1533420321162</text:p>
          </table:table-cell>
          <table:table-cell office:value-type="float" office:value="0.005311749083091" calcext:value-type="float">
            <text:p>0.005311749083091</text:p>
          </table:table-cell>
        </table:table-row>
        <table:table-row table:style-name="ro1">
          <table:table-cell office:value-type="float" office:value="8455" calcext:value-type="float">
            <text:p>8455</text:p>
          </table:table-cell>
          <table:table-cell/>
          <table:table-cell office:value-type="string" calcext:value-type="string">
            <text:p>Popliteal Pulse [Left]</text:p>
          </table:table-cell>
          <table:table-cell office:value-type="float" office:value="2282" calcext:value-type="float">
            <text:p>2282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3.2674418604651" calcext:value-type="float">
            <text:p>13.2674418604651</text:p>
          </table:table-cell>
          <table:table-cell office:value-type="float" office:value="162" calcext:value-type="float">
            <text:p>162</text:p>
          </table:table-cell>
          <table:table-cell office:value-type="float" office:value="20.6965965609596" calcext:value-type="float">
            <text:p>20.6965965609596</text:p>
          </table:table-cell>
          <table:table-cell office:value-type="float" office:value="0.003625479532903" calcext:value-type="float">
            <text:p>0.00362547953290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Graft/Flap Pulse</text:p>
          </table:table-cell>
          <table:table-cell office:value-type="float" office:value="7299" calcext:value-type="float">
            <text:p>7299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43.9698795180723" calcext:value-type="float">
            <text:p>43.9698795180723</text:p>
          </table:table-cell>
          <table:table-cell office:value-type="float" office:value="157" calcext:value-type="float">
            <text:p>157</text:p>
          </table:table-cell>
          <table:table-cell office:value-type="float" office:value="37.5756892231062" calcext:value-type="float">
            <text:p>37.5756892231062</text:p>
          </table:table-cell>
          <table:table-cell office:value-type="float" office:value="0.003499009316639" calcext:value-type="float">
            <text:p>0.00349900931663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Popliteal Pulse [Right]</text:p>
          </table:table-cell>
          <table:table-cell office:value-type="float" office:value="2251" calcext:value-type="float">
            <text:p>2251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3.8098159509202" calcext:value-type="float">
            <text:p>13.8098159509202</text:p>
          </table:table-cell>
          <table:table-cell office:value-type="float" office:value="123" calcext:value-type="float">
            <text:p>123</text:p>
          </table:table-cell>
          <table:table-cell office:value-type="float" office:value="17.7772750440164" calcext:value-type="float">
            <text:p>17.7772750440164</text:p>
          </table:table-cell>
          <table:table-cell office:value-type="float" office:value="0.003435774208507" calcext:value-type="float">
            <text:p>0.003435774208507</text:p>
          </table:table-cell>
        </table:table-row>
        <table:table-row table:style-name="ro1">
          <table:table-cell office:value-type="float" office:value="8489" calcext:value-type="float">
            <text:p>8489</text:p>
          </table:table-cell>
          <table:table-cell/>
          <table:table-cell office:value-type="string" calcext:value-type="string">
            <text:p>Ulnar Pulse [Left]</text:p>
          </table:table-cell>
          <table:table-cell office:value-type="float" office:value="1854" calcext:value-type="float">
            <text:p>1854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.5328467153285" calcext:value-type="float">
            <text:p>13.5328467153285</text:p>
          </table:table-cell>
          <table:table-cell office:value-type="float" office:value="191" calcext:value-type="float">
            <text:p>191</text:p>
          </table:table-cell>
          <table:table-cell office:value-type="float" office:value="21.8366432101998" calcext:value-type="float">
            <text:p>21.8366432101998</text:p>
          </table:table-cell>
          <table:table-cell office:value-type="float" office:value="0.002887736604696" calcext:value-type="float">
            <text:p>0.002887736604696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Ulnar Pulse [Right]</text:p>
          </table:table-cell>
          <table:table-cell office:value-type="float" office:value="1865" calcext:value-type="float">
            <text:p>186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4.3461538461538" calcext:value-type="float">
            <text:p>14.3461538461538</text:p>
          </table:table-cell>
          <table:table-cell office:value-type="float" office:value="172" calcext:value-type="float">
            <text:p>172</text:p>
          </table:table-cell>
          <table:table-cell office:value-type="float" office:value="22.1925022391587" calcext:value-type="float">
            <text:p>22.1925022391587</text:p>
          </table:table-cell>
          <table:table-cell office:value-type="float" office:value="0.002740188019055" calcext:value-type="float">
            <text:p>0.00274018801905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Pulses Paradoxus</text:p>
          </table:table-cell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.95604395604396" calcext:value-type="float">
            <text:p>3.95604395604396</text:p>
          </table:table-cell>
          <table:table-cell office:value-type="float" office:value="26" calcext:value-type="float">
            <text:p>26</text:p>
          </table:table-cell>
          <table:table-cell office:value-type="float" office:value="3.67245630156919" calcext:value-type="float">
            <text:p>3.67245630156919</text:p>
          </table:table-cell>
          <table:table-cell office:value-type="float" office:value="0.001918131613338" calcext:value-type="float">
            <text:p>0.001918131613338</text:p>
          </table:table-cell>
        </table:table-row>
        <table:table-row table:style-name="ro1">
          <table:table-cell office:value-type="float" office:value="8372" calcext:value-type="float">
            <text:p>8372</text:p>
          </table:table-cell>
          <table:table-cell/>
          <table:table-cell office:value-type="string" calcext:value-type="string">
            <text:p>Brachial Pulse [Left]</text:p>
          </table:table-cell>
          <table:table-cell office:value-type="float" office:value="1420" calcext:value-type="float">
            <text:p>142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5.7777777777778" calcext:value-type="float">
            <text:p>15.7777777777778</text:p>
          </table:table-cell>
          <table:table-cell office:value-type="float" office:value="96" calcext:value-type="float">
            <text:p>96</text:p>
          </table:table-cell>
          <table:table-cell office:value-type="float" office:value="18.6811073089135" calcext:value-type="float">
            <text:p>18.6811073089135</text:p>
          </table:table-cell>
          <table:table-cell office:value-type="float" office:value="0.001897053243961" calcext:value-type="float">
            <text:p>0.00189705324396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Brachial Pulse [Right]</text:p>
          </table:table-cell>
          <table:table-cell office:value-type="float" office:value="1417" calcext:value-type="float">
            <text:p>141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6.1022727272727" calcext:value-type="float">
            <text:p>16.1022727272727</text:p>
          </table:table-cell>
          <table:table-cell office:value-type="float" office:value="96" calcext:value-type="float">
            <text:p>96</text:p>
          </table:table-cell>
          <table:table-cell office:value-type="float" office:value="18.7916830299252" calcext:value-type="float">
            <text:p>18.7916830299252</text:p>
          </table:table-cell>
          <table:table-cell office:value-type="float" office:value="0.001854896505206" calcext:value-type="float">
            <text:p>0.001854896505206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.63680924774785" calcext:value-type="float">
            <text:p>4.63680924774785</text:p>
          </table:table-cell>
          <table:table-cell office:value-type="float" office:value="0.000105391846887" calcext:value-type="float">
            <text:p>0.00010539184688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PU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popliteal pulse r/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/>
          <table:table-cell office:value-type="string" calcext:value-type="string">
            <text:p>Palmer Pulses R/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/>
          <table:table-cell office:value-type="string" calcext:value-type="string">
            <text:p>RT LE PULS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/>
          <table:table-cell office:value-type="string" calcext:value-type="string">
            <text:p>mouth flap puls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/>
          <table:table-cell office:value-type="string" calcext:value-type="string">
            <text:p>arterial pulse flap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/>
          <table:table-cell office:value-type="string" calcext:value-type="string">
            <text:p>venous pulse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/>
          <table:table-cell office:value-type="string" calcext:value-type="string">
            <text:p>ulnar pulse righ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/>
          <table:table-cell office:value-type="string" calcext:value-type="string">
            <text:p>RT ABD GRAFT PULS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/>
          <table:table-cell office:value-type="string" calcext:value-type="string">
            <text:p>LEFT AXILLA PULS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/>
          <table:table-cell office:value-type="string" calcext:value-type="string">
            <text:p>R/L FLAP PULS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/>
          <table:table-cell office:value-type="string" calcext:value-type="string">
            <text:p>Right pedal puls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/>
          <table:table-cell office:value-type="string" calcext:value-type="string">
            <text:p>R ax fem bpg pulse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thumb pulse check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Temperature F</text:p>
          </table:table-cell>
          <table:table-cell office:value-type="float" office:value="735580" calcext:value-type="float">
            <text:p>735580</text:p>
          </table:table-cell>
          <table:table-cell office:value-type="float" office:value="25006" calcext:value-type="float">
            <text:p>25006</text:p>
          </table:table-cell>
          <table:table-cell office:value-type="float" office:value="1" calcext:value-type="float">
            <text:p>1</text:p>
          </table:table-cell>
          <table:table-cell office:value-type="float" office:value="29.4161401263697" calcext:value-type="float">
            <text:p>29.4161401263697</text:p>
          </table:table-cell>
          <table:table-cell office:value-type="float" office:value="1545" calcext:value-type="float">
            <text:p>1545</text:p>
          </table:table-cell>
          <table:table-cell office:value-type="float" office:value="48.8878985078076" calcext:value-type="float">
            <text:p>48.8878985078076</text:p>
          </table:table-cell>
          <table:table-cell office:value-type="float" office:value="0.527085704649888" calcext:value-type="float">
            <text:p>0.52708570464988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Temperature C (calc)</text:p>
          </table:table-cell>
          <table:table-cell office:value-type="float" office:value="735326" calcext:value-type="float">
            <text:p>735326</text:p>
          </table:table-cell>
          <table:table-cell office:value-type="float" office:value="25004" calcext:value-type="float">
            <text:p>25004</text:p>
          </table:table-cell>
          <table:table-cell office:value-type="float" office:value="1" calcext:value-type="float">
            <text:p>1</text:p>
          </table:table-cell>
          <table:table-cell office:value-type="float" office:value="29.4083346664534" calcext:value-type="float">
            <text:p>29.4083346664534</text:p>
          </table:table-cell>
          <table:table-cell office:value-type="float" office:value="1545" calcext:value-type="float">
            <text:p>1545</text:p>
          </table:table-cell>
          <table:table-cell office:value-type="float" office:value="48.8745130917805" calcext:value-type="float">
            <text:p>48.8745130917805</text:p>
          </table:table-cell>
          <table:table-cell office:value-type="float" office:value="0.527043547911134" calcext:value-type="float">
            <text:p>0.527043547911134</text:p>
          </table:table-cell>
        </table:table-row>
        <table:table-row table:style-name="ro1">
          <table:table-cell office:value-type="float" office:value="223761" calcext:value-type="float">
            <text:p>223761</text:p>
          </table:table-cell>
          <table:table-cell/>
          <table:table-cell office:value-type="string" calcext:value-type="string">
            <text:p>Temperature Fahrenheit</text:p>
          </table:table-cell>
          <table:table-cell office:value-type="float" office:value="499617" calcext:value-type="float">
            <text:p>499617</text:p>
          </table:table-cell>
          <table:table-cell office:value-type="float" office:value="20391" calcext:value-type="float">
            <text:p>20391</text:p>
          </table:table-cell>
          <table:table-cell office:value-type="float" office:value="1" calcext:value-type="float">
            <text:p>1</text:p>
          </table:table-cell>
          <table:table-cell office:value-type="float" office:value="24.5018390466382" calcext:value-type="float">
            <text:p>24.5018390466382</text:p>
          </table:table-cell>
          <table:table-cell office:value-type="float" office:value="783" calcext:value-type="float">
            <text:p>783</text:p>
          </table:table-cell>
          <table:table-cell office:value-type="float" office:value="37.6605783336306" calcext:value-type="float">
            <text:p>37.6605783336306</text:p>
          </table:table-cell>
          <table:table-cell office:value-type="float" office:value="0.429809029973441" calcext:value-type="float">
            <text:p>0.42980902997344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emperature F (calc)</text:p>
          </table:table-cell>
          <table:table-cell office:value-type="float" office:value="361545" calcext:value-type="float">
            <text:p>361545</text:p>
          </table:table-cell>
          <table:table-cell office:value-type="float" office:value="5821" calcext:value-type="float">
            <text:p>5821</text:p>
          </table:table-cell>
          <table:table-cell office:value-type="float" office:value="1" calcext:value-type="float">
            <text:p>1</text:p>
          </table:table-cell>
          <table:table-cell office:value-type="float" office:value="62.1104621199107" calcext:value-type="float">
            <text:p>62.1104621199107</text:p>
          </table:table-cell>
          <table:table-cell office:value-type="float" office:value="1273" calcext:value-type="float">
            <text:p>1273</text:p>
          </table:table-cell>
          <table:table-cell office:value-type="float" office:value="73.9736508918147" calcext:value-type="float">
            <text:p>73.9736508918147</text:p>
          </table:table-cell>
          <table:table-cell office:value-type="float" office:value="0.122697188145525" calcext:value-type="float">
            <text:p>0.12269718814552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Temperature C</text:p>
          </table:table-cell>
          <table:table-cell office:value-type="float" office:value="361543" calcext:value-type="float">
            <text:p>361543</text:p>
          </table:table-cell>
          <table:table-cell office:value-type="float" office:value="5820" calcext:value-type="float">
            <text:p>5820</text:p>
          </table:table-cell>
          <table:table-cell office:value-type="float" office:value="1" calcext:value-type="float">
            <text:p>1</text:p>
          </table:table-cell>
          <table:table-cell office:value-type="float" office:value="62.1207903780069" calcext:value-type="float">
            <text:p>62.1207903780069</text:p>
          </table:table-cell>
          <table:table-cell office:value-type="float" office:value="1273" calcext:value-type="float">
            <text:p>1273</text:p>
          </table:table-cell>
          <table:table-cell office:value-type="float" office:value="73.9749567294566" calcext:value-type="float">
            <text:p>73.9749567294566</text:p>
          </table:table-cell>
          <table:table-cell office:value-type="float" office:value="0.122676109776148" calcext:value-type="float">
            <text:p>0.12267610977614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Skin [Temperature]</text:p>
          </table:table-cell>
          <table:table-cell office:value-type="float" office:value="127978" calcext:value-type="float">
            <text:p>127978</text:p>
          </table:table-cell>
          <table:table-cell office:value-type="float" office:value="4338" calcext:value-type="float">
            <text:p>4338</text:p>
          </table:table-cell>
          <table:table-cell office:value-type="float" office:value="1" calcext:value-type="float">
            <text:p>1</text:p>
          </table:table-cell>
          <table:table-cell office:value-type="float" office:value="29.5016136468419" calcext:value-type="float">
            <text:p>29.5016136468419</text:p>
          </table:table-cell>
          <table:table-cell office:value-type="float" office:value="888" calcext:value-type="float">
            <text:p>888</text:p>
          </table:table-cell>
          <table:table-cell office:value-type="float" office:value="41.5326737671408" calcext:value-type="float">
            <text:p>41.5326737671408</text:p>
          </table:table-cell>
          <table:table-cell office:value-type="float" office:value="0.091437966358923" calcext:value-type="float">
            <text:p>0.09143796635892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RLE [Temperature]</text:p>
          </table:table-cell>
          <table:table-cell office:value-type="float" office:value="76572" calcext:value-type="float">
            <text:p>76572</text:p>
          </table:table-cell>
          <table:table-cell office:value-type="float" office:value="3104" calcext:value-type="float">
            <text:p>3104</text:p>
          </table:table-cell>
          <table:table-cell office:value-type="float" office:value="1" calcext:value-type="float">
            <text:p>1</text:p>
          </table:table-cell>
          <table:table-cell office:value-type="float" office:value="24.6688144329897" calcext:value-type="float">
            <text:p>24.6688144329897</text:p>
          </table:table-cell>
          <table:table-cell office:value-type="float" office:value="292" calcext:value-type="float">
            <text:p>292</text:p>
          </table:table-cell>
          <table:table-cell office:value-type="float" office:value="30.76163669856" calcext:value-type="float">
            <text:p>30.76163669856</text:p>
          </table:table-cell>
          <table:table-cell office:value-type="float" office:value="0.065427258547279" calcext:value-type="float">
            <text:p>0.065427258547279</text:p>
          </table:table-cell>
        </table:table-row>
        <table:table-row table:style-name="ro1">
          <table:table-cell office:value-type="float" office:value="223762" calcext:value-type="float">
            <text:p>223762</text:p>
          </table:table-cell>
          <table:table-cell/>
          <table:table-cell office:value-type="string" calcext:value-type="string">
            <text:p>Temperature Celsius</text:p>
          </table:table-cell>
          <table:table-cell office:value-type="float" office:value="72078" calcext:value-type="float">
            <text:p>72078</text:p>
          </table:table-cell>
          <table:table-cell office:value-type="float" office:value="2144" calcext:value-type="float">
            <text:p>2144</text:p>
          </table:table-cell>
          <table:table-cell office:value-type="float" office:value="1" calcext:value-type="float">
            <text:p>1</text:p>
          </table:table-cell>
          <table:table-cell office:value-type="float" office:value="33.6184701492537" calcext:value-type="float">
            <text:p>33.6184701492537</text:p>
          </table:table-cell>
          <table:table-cell office:value-type="float" office:value="1784" calcext:value-type="float">
            <text:p>1784</text:p>
          </table:table-cell>
          <table:table-cell office:value-type="float" office:value="64.1999396302032" calcext:value-type="float">
            <text:p>64.1999396302032</text:p>
          </table:table-cell>
          <table:table-cell office:value-type="float" office:value="0.045192023945028" calcext:value-type="float">
            <text:p>0.045192023945028</text:p>
          </table:table-cell>
        </table:table-row>
        <table:table-row table:style-name="ro1">
          <table:table-cell office:value-type="float" office:value="226329" calcext:value-type="float">
            <text:p>226329</text:p>
          </table:table-cell>
          <table:table-cell/>
          <table:table-cell office:value-type="string" calcext:value-type="string">
            <text:p>Blood Temperature CCO (C)</text:p>
          </table:table-cell>
          <table:table-cell office:value-type="float" office:value="61004" calcext:value-type="float">
            <text:p>61004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  <table:table-cell office:value-type="float" office:value="48.3774781919112" calcext:value-type="float">
            <text:p>48.3774781919112</text:p>
          </table:table-cell>
          <table:table-cell office:value-type="float" office:value="1242" calcext:value-type="float">
            <text:p>1242</text:p>
          </table:table-cell>
          <table:table-cell office:value-type="float" office:value="57.5852599111288" calcext:value-type="float">
            <text:p>57.5852599111288</text:p>
          </table:table-cell>
          <table:table-cell office:value-type="float" office:value="0.026579823784832" calcext:value-type="float">
            <text:p>0.02657982378483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RUE [Temperature]</text:p>
          </table:table-cell>
          <table:table-cell office:value-type="float" office:value="28906" calcext:value-type="float">
            <text:p>28906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office:value-type="float" office:value="30.3315844700944" calcext:value-type="float">
            <text:p>30.3315844700944</text:p>
          </table:table-cell>
          <table:table-cell office:value-type="float" office:value="280" calcext:value-type="float">
            <text:p>280</text:p>
          </table:table-cell>
          <table:table-cell office:value-type="float" office:value="36.3900903508513" calcext:value-type="float">
            <text:p>36.3900903508513</text:p>
          </table:table-cell>
          <table:table-cell office:value-type="float" office:value="0.02008768601661" calcext:value-type="float">
            <text:p>0.02008768601661</text:p>
          </table:table-cell>
        </table:table-row>
        <table:table-row table:style-name="ro1">
          <table:table-cell office:value-type="float" office:value="227054" calcext:value-type="float">
            <text:p>227054</text:p>
          </table:table-cell>
          <table:table-cell/>
          <table:table-cell office:value-type="string" calcext:value-type="string">
            <text:p>TemperatureF_ApacheIV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0.408248290463863" calcext:value-type="float">
            <text:p>0.408248290463863</text:p>
          </table:table-cell>
          <table:table-cell office:value-type="float" office:value="0.000126470216264" calcext:value-type="float">
            <text:p>0.00012647021626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Respiratory Rate</text:p>
          </table:table-cell>
          <table:table-cell office:value-type="float" office:value="3231844" calcext:value-type="float">
            <text:p>3231844</text:p>
          </table:table-cell>
          <table:table-cell office:value-type="float" office:value="25531" calcext:value-type="float">
            <text:p>25531</text:p>
          </table:table-cell>
          <table:table-cell office:value-type="float" office:value="1" calcext:value-type="float">
            <text:p>1</text:p>
          </table:table-cell>
          <table:table-cell office:value-type="float" office:value="126.585092632486" calcext:value-type="float">
            <text:p>126.585092632486</text:p>
          </table:table-cell>
          <table:table-cell office:value-type="float" office:value="6088" calcext:value-type="float">
            <text:p>6088</text:p>
          </table:table-cell>
          <table:table-cell office:value-type="float" office:value="193.343039238612" calcext:value-type="float">
            <text:p>193.343039238612</text:p>
          </table:table-cell>
          <table:table-cell office:value-type="float" office:value="0.538151848572994" calcext:value-type="float">
            <text:p>0.538151848572994</text:p>
          </table:table-cell>
        </table:table-row>
        <table:table-row table:style-name="ro1">
          <table:table-cell office:value-type="float" office:value="220210" calcext:value-type="float">
            <text:p>220210</text:p>
          </table:table-cell>
          <table:table-cell/>
          <table:table-cell office:value-type="string" calcext:value-type="string">
            <text:p>Respiratory Rate</text:p>
          </table:table-cell>
          <table:table-cell office:value-type="float" office:value="2613604" calcext:value-type="float">
            <text:p>2613604</text:p>
          </table:table-cell>
          <table:table-cell office:value-type="float" office:value="20623" calcext:value-type="float">
            <text:p>20623</text:p>
          </table:table-cell>
          <table:table-cell office:value-type="float" office:value="1" calcext:value-type="float">
            <text:p>1</text:p>
          </table:table-cell>
          <table:table-cell office:value-type="float" office:value="126.732483149881" calcext:value-type="float">
            <text:p>126.732483149881</text:p>
          </table:table-cell>
          <table:table-cell office:value-type="float" office:value="43670" calcext:value-type="float">
            <text:p>43670</text:p>
          </table:table-cell>
          <table:table-cell office:value-type="float" office:value="695.434621811789" calcext:value-type="float">
            <text:p>695.434621811789</text:p>
          </table:table-cell>
          <table:table-cell office:value-type="float" office:value="0.434699211668985" calcext:value-type="float">
            <text:p>0.43469921166898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Respiratory Rate Set</text:p>
          </table:table-cell>
          <table:table-cell office:value-type="float" office:value="236416" calcext:value-type="float">
            <text:p>236416</text:p>
          </table:table-cell>
          <table:table-cell office:value-type="float" office:value="13274" calcext:value-type="float">
            <text:p>13274</text:p>
          </table:table-cell>
          <table:table-cell office:value-type="float" office:value="1" calcext:value-type="float">
            <text:p>1</text:p>
          </table:table-cell>
          <table:table-cell office:value-type="float" office:value="17.8104565315655" calcext:value-type="float">
            <text:p>17.8104565315655</text:p>
          </table:table-cell>
          <table:table-cell office:value-type="float" office:value="584" calcext:value-type="float">
            <text:p>584</text:p>
          </table:table-cell>
          <table:table-cell office:value-type="float" office:value="32.0955932849452" calcext:value-type="float">
            <text:p>32.0955932849452</text:p>
          </table:table-cell>
          <table:table-cell office:value-type="float" office:value="0.279794275114877" calcext:value-type="float">
            <text:p>0.279794275114877</text:p>
          </table:table-cell>
        </table:table-row>
        <table:table-row table:style-name="ro1">
          <table:table-cell office:value-type="float" office:value="224689" calcext:value-type="float">
            <text:p>224689</text:p>
          </table:table-cell>
          <table:table-cell/>
          <table:table-cell office:value-type="string" calcext:value-type="string">
            <text:p>Respiratory Rate (spontaneous)</text:p>
          </table:table-cell>
          <table:table-cell office:value-type="float" office:value="444290" calcext:value-type="float">
            <text:p>444290</text:p>
          </table:table-cell>
          <table:table-cell office:value-type="float" office:value="9576" calcext:value-type="float">
            <text:p>9576</text:p>
          </table:table-cell>
          <table:table-cell office:value-type="float" office:value="1" calcext:value-type="float">
            <text:p>1</text:p>
          </table:table-cell>
          <table:table-cell office:value-type="float" office:value="46.3961988304094" calcext:value-type="float">
            <text:p>46.3961988304094</text:p>
          </table:table-cell>
          <table:table-cell office:value-type="float" office:value="37123" calcext:value-type="float">
            <text:p>37123</text:p>
          </table:table-cell>
          <table:table-cell office:value-type="float" office:value="688.519884850945" calcext:value-type="float">
            <text:p>688.519884850945</text:p>
          </table:table-cell>
          <table:table-cell office:value-type="float" office:value="0.201846465157455" calcext:value-type="float">
            <text:p>0.201846465157455</text:p>
          </table:table-cell>
        </table:table-row>
        <table:table-row table:style-name="ro1">
          <table:table-cell office:value-type="float" office:value="224690" calcext:value-type="float">
            <text:p>224690</text:p>
          </table:table-cell>
          <table:table-cell/>
          <table:table-cell office:value-type="string" calcext:value-type="string">
            <text:p>Respiratory Rate (Total)</text:p>
          </table:table-cell>
          <table:table-cell office:value-type="float" office:value="392782" calcext:value-type="float">
            <text:p>392782</text:p>
          </table:table-cell>
          <table:table-cell office:value-type="float" office:value="9386" calcext:value-type="float">
            <text:p>9386</text:p>
          </table:table-cell>
          <table:table-cell office:value-type="float" office:value="1" calcext:value-type="float">
            <text:p>1</text:p>
          </table:table-cell>
          <table:table-cell office:value-type="float" office:value="41.8476454293629" calcext:value-type="float">
            <text:p>41.8476454293629</text:p>
          </table:table-cell>
          <table:table-cell office:value-type="float" office:value="37122" calcext:value-type="float">
            <text:p>37122</text:p>
          </table:table-cell>
          <table:table-cell office:value-type="float" office:value="695.199938824972" calcext:value-type="float">
            <text:p>695.199938824972</text:p>
          </table:table-cell>
          <table:table-cell office:value-type="float" office:value="0.19784157497576" calcext:value-type="float">
            <text:p>0.19784157497576</text:p>
          </table:table-cell>
        </table:table-row>
        <table:table-row table:style-name="ro1">
          <table:table-cell office:value-type="float" office:value="224688" calcext:value-type="float">
            <text:p>224688</text:p>
          </table:table-cell>
          <table:table-cell/>
          <table:table-cell office:value-type="string" calcext:value-type="string">
            <text:p>Respiratory Rate (Set)</text:p>
          </table:table-cell>
          <table:table-cell office:value-type="float" office:value="214596" calcext:value-type="float">
            <text:p>214596</text:p>
          </table:table-cell>
          <table:table-cell office:value-type="float" office:value="8971" calcext:value-type="float">
            <text:p>8971</text:p>
          </table:table-cell>
          <table:table-cell office:value-type="float" office:value="1" calcext:value-type="float">
            <text:p>1</text:p>
          </table:table-cell>
          <table:table-cell office:value-type="float" office:value="23.9210790324379" calcext:value-type="float">
            <text:p>23.9210790324379</text:p>
          </table:table-cell>
          <table:table-cell office:value-type="float" office:value="19625" calcext:value-type="float">
            <text:p>19625</text:p>
          </table:table-cell>
          <table:table-cell office:value-type="float" office:value="292.505780964884" calcext:value-type="float">
            <text:p>292.505780964884</text:p>
          </table:table-cell>
          <table:table-cell office:value-type="float" office:value="0.189094051684162" calcext:value-type="float">
            <text:p>0.18909405168416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Heart Rate</text:p>
          </table:table-cell>
          <table:table-cell office:value-type="float" office:value="3325081" calcext:value-type="float">
            <text:p>3325081</text:p>
          </table:table-cell>
          <table:table-cell office:value-type="float" office:value="25562" calcext:value-type="float">
            <text:p>25562</text:p>
          </table:table-cell>
          <table:table-cell office:value-type="float" office:value="1" calcext:value-type="float">
            <text:p>1</text:p>
          </table:table-cell>
          <table:table-cell office:value-type="float" office:value="130.079062671152" calcext:value-type="float">
            <text:p>130.079062671152</text:p>
          </table:table-cell>
          <table:table-cell office:value-type="float" office:value="6139" calcext:value-type="float">
            <text:p>6139</text:p>
          </table:table-cell>
          <table:table-cell office:value-type="float" office:value="197.31748634028" calcext:value-type="float">
            <text:p>197.31748634028</text:p>
          </table:table-cell>
          <table:table-cell office:value-type="float" office:value="0.538805278023692" calcext:value-type="float">
            <text:p>0.538805278023692</text:p>
          </table:table-cell>
        </table:table-row>
        <table:table-row table:style-name="ro1">
          <table:table-cell office:value-type="float" office:value="220045" calcext:value-type="float">
            <text:p>220045</text:p>
          </table:table-cell>
          <table:table-cell/>
          <table:table-cell office:value-type="string" calcext:value-type="string">
            <text:p>Heart Rate</text:p>
          </table:table-cell>
          <table:table-cell office:value-type="float" office:value="2637722" calcext:value-type="float">
            <text:p>2637722</text:p>
          </table:table-cell>
          <table:table-cell office:value-type="float" office:value="20631" calcext:value-type="float">
            <text:p>20631</text:p>
          </table:table-cell>
          <table:table-cell office:value-type="float" office:value="1" calcext:value-type="float">
            <text:p>1</text:p>
          </table:table-cell>
          <table:table-cell office:value-type="float" office:value="127.852358101886" calcext:value-type="float">
            <text:p>127.852358101886</text:p>
          </table:table-cell>
          <table:table-cell office:value-type="float" office:value="43929" calcext:value-type="float">
            <text:p>43929</text:p>
          </table:table-cell>
          <table:table-cell office:value-type="float" office:value="703.783672926824" calcext:value-type="float">
            <text:p>703.783672926824</text:p>
          </table:table-cell>
          <table:table-cell office:value-type="float" office:value="0.434867838624004" calcext:value-type="float">
            <text:p>0.43486783862400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SpO2</text:p>
          </table:table-cell>
          <table:table-cell office:value-type="float" office:value="3260810" calcext:value-type="float">
            <text:p>3260810</text:p>
          </table:table-cell>
          <table:table-cell office:value-type="float" office:value="25543" calcext:value-type="float">
            <text:p>25543</text:p>
          </table:table-cell>
          <table:table-cell office:value-type="float" office:value="1" calcext:value-type="float">
            <text:p>1</text:p>
          </table:table-cell>
          <table:table-cell office:value-type="float" office:value="127.659632776103" calcext:value-type="float">
            <text:p>127.659632776103</text:p>
          </table:table-cell>
          <table:table-cell office:value-type="float" office:value="6218" calcext:value-type="float">
            <text:p>6218</text:p>
          </table:table-cell>
          <table:table-cell office:value-type="float" office:value="201.816461338799" calcext:value-type="float">
            <text:p>201.816461338799</text:p>
          </table:table-cell>
          <table:table-cell office:value-type="float" office:value="0.538404789005523" calcext:value-type="float">
            <text:p>0.538404789005523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/>
          <table:table-cell office:value-type="string" calcext:value-type="string">
            <text:p>SpO2-L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6.3333333333333" calcext:value-type="float">
            <text:p>26.3333333333333</text:p>
          </table:table-cell>
          <table:table-cell office:value-type="float" office:value="51" calcext:value-type="float">
            <text:p>51</text:p>
          </table:table-cell>
          <table:table-cell office:value-type="float" office:value="21.9393102292058" calcext:value-type="float">
            <text:p>21.9393102292058</text:p>
          </table:table-cell>
          <table:table-cell office:value-type="float" office:value="0.0000632351081320349" calcext:value-type="float">
            <text:p>6.32351081320349E-05</text:p>
          </table:table-cell>
        </table:table-row>
        <table:table-row table:style-name="ro1">
          <table:table-cell office:value-type="float" office:value="220277" calcext:value-type="float">
            <text:p>220277</text:p>
          </table:table-cell>
          <table:table-cell/>
          <table:table-cell office:value-type="string" calcext:value-type="string">
            <text:p>O2 saturation pulseoxymetry</text:p>
          </table:table-cell>
          <table:table-cell office:value-type="float" office:value="2551873" calcext:value-type="float">
            <text:p>2551873</text:p>
          </table:table-cell>
          <table:table-cell office:value-type="float" office:value="20615" calcext:value-type="float">
            <text:p>20615</text:p>
          </table:table-cell>
          <table:table-cell office:value-type="float" office:value="1" calcext:value-type="float">
            <text:p>1</text:p>
          </table:table-cell>
          <table:table-cell office:value-type="float" office:value="123.787193790929" calcext:value-type="float">
            <text:p>123.787193790929</text:p>
          </table:table-cell>
          <table:table-cell office:value-type="float" office:value="43556" calcext:value-type="float">
            <text:p>43556</text:p>
          </table:table-cell>
          <table:table-cell office:value-type="float" office:value="665.689608647001" calcext:value-type="float">
            <text:p>665.689608647001</text:p>
          </table:table-cell>
          <table:table-cell office:value-type="float" office:value="0.434530584713967" calcext:value-type="float">
            <text:p>0.4345305847139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office:value-type="string" calcext:value-type="string">
            <text:p>BUN (6-20)</text:p>
          </table:table-cell>
          <table:table-cell office:value-type="float" office:value="186519" calcext:value-type="float">
            <text:p>186519</text:p>
          </table:table-cell>
          <table:table-cell office:value-type="float" office:value="25769" calcext:value-type="float">
            <text:p>25769</text:p>
          </table:table-cell>
          <table:table-cell office:value-type="float" office:value="1" calcext:value-type="float">
            <text:p>1</text:p>
          </table:table-cell>
          <table:table-cell office:value-type="float" office:value="7.23811556521402" calcext:value-type="float">
            <text:p>7.23811556521402</text:p>
          </table:table-cell>
          <table:table-cell office:value-type="float" office:value="317" calcext:value-type="float">
            <text:p>317</text:p>
          </table:table-cell>
          <table:table-cell office:value-type="float" office:value="10.8763101051367" calcext:value-type="float">
            <text:p>10.8763101051367</text:p>
          </table:table-cell>
          <table:table-cell office:value-type="float" office:value="0.543168500484802" calcext:value-type="float">
            <text:p>0.543168500484802</text:p>
          </table:table-cell>
        </table:table-row>
        <table:table-row table:style-name="ro1">
          <table:table-cell office:value-type="float" office:value="225624" calcext:value-type="float">
            <text:p>225624</text:p>
          </table:table-cell>
          <table:table-cell/>
          <table:table-cell office:value-type="string" calcext:value-type="string">
            <text:p>BUN</text:p>
          </table:table-cell>
          <table:table-cell office:value-type="float" office:value="146087" calcext:value-type="float">
            <text:p>146087</text:p>
          </table:table-cell>
          <table:table-cell office:value-type="float" office:value="22707" calcext:value-type="float">
            <text:p>22707</text:p>
          </table:table-cell>
          <table:table-cell office:value-type="float" office:value="1" calcext:value-type="float">
            <text:p>1</text:p>
          </table:table-cell>
          <table:table-cell office:value-type="float" office:value="6.43356674153345" calcext:value-type="float">
            <text:p>6.43356674153345</text:p>
          </table:table-cell>
          <table:table-cell office:value-type="float" office:value="180" calcext:value-type="float">
            <text:p>180</text:p>
          </table:table-cell>
          <table:table-cell office:value-type="float" office:value="9.68314752809261" calcext:value-type="float">
            <text:p>9.68314752809261</text:p>
          </table:table-cell>
          <table:table-cell office:value-type="float" office:value="0.478626533451372" calcext:value-type="float">
            <text:p>0.47862653345137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/>
          <table:table-cell office:value-type="string" calcext:value-type="string">
            <text:p>BUN</text:p>
          </table:table-cell>
          <table:table-cell office:value-type="float" office:value="145502" calcext:value-type="float">
            <text:p>145502</text:p>
          </table:table-cell>
          <table:table-cell office:value-type="float" office:value="19904" calcext:value-type="float">
            <text:p>19904</text:p>
          </table:table-cell>
          <table:table-cell office:value-type="float" office:value="1" calcext:value-type="float">
            <text:p>1</text:p>
          </table:table-cell>
          <table:table-cell office:value-type="float" office:value="7.31018890675241" calcext:value-type="float">
            <text:p>7.31018890675241</text:p>
          </table:table-cell>
          <table:table-cell office:value-type="float" office:value="317" calcext:value-type="float">
            <text:p>317</text:p>
          </table:table-cell>
          <table:table-cell office:value-type="float" office:value="11.0269749451162" calcext:value-type="float">
            <text:p>11.0269749451162</text:p>
          </table:table-cell>
          <table:table-cell office:value-type="float" office:value="0.419543864086674" calcext:value-type="float">
            <text:p>0.419543864086674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/>
          <table:table-cell office:value-type="string" calcext:value-type="string">
            <text:p>BUN_ApacheIV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.377964473009227" calcext:value-type="float">
            <text:p>0.377964473009227</text:p>
          </table:table-cell>
          <table:table-cell office:value-type="float" office:value="0.000147548585641" calcext:value-type="float">
            <text:p>0.000147548585641</text:p>
          </table:table-cell>
        </table:table-row>
        <table:table-row table:style-name="ro1">
          <table:table-cell office:value-type="float" office:value="227001" calcext:value-type="float">
            <text:p>227001</text:p>
          </table:table-cell>
          <table:table-cell/>
          <table:table-cell office:value-type="string" calcext:value-type="string">
            <text:p>BunScore_ApacheIV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.377964473009227" calcext:value-type="float">
            <text:p>0.377964473009227</text:p>
          </table:table-cell>
          <table:table-cell office:value-type="float" office:value="0.000147548585641" calcext:value-type="float">
            <text:p>0.000147548585641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/>
          <table:table-cell office:value-type="string" calcext:value-type="string">
            <text:p>Effluent BUN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office:value-type="string" calcext:value-type="string">
            <text:p>Creatinine (0-1.3)</text:p>
          </table:table-cell>
          <table:table-cell office:value-type="float" office:value="187379" calcext:value-type="float">
            <text:p>187379</text:p>
          </table:table-cell>
          <table:table-cell office:value-type="float" office:value="25776" calcext:value-type="float">
            <text:p>25776</text:p>
          </table:table-cell>
          <table:table-cell office:value-type="float" office:value="1" calcext:value-type="float">
            <text:p>1</text:p>
          </table:table-cell>
          <table:table-cell office:value-type="float" office:value="7.26951427684668" calcext:value-type="float">
            <text:p>7.26951427684668</text:p>
          </table:table-cell>
          <table:table-cell office:value-type="float" office:value="318" calcext:value-type="float">
            <text:p>318</text:p>
          </table:table-cell>
          <table:table-cell office:value-type="float" office:value="10.913924197541" calcext:value-type="float">
            <text:p>10.913924197541</text:p>
          </table:table-cell>
          <table:table-cell office:value-type="float" office:value="0.543316049070444" calcext:value-type="float">
            <text:p>0.543316049070444</text:p>
          </table:table-cell>
        </table:table-row>
        <table:table-row table:style-name="ro1">
          <table:table-cell office:value-type="float" office:value="220615" calcext:value-type="float">
            <text:p>220615</text:p>
          </table:table-cell>
          <table:table-cell/>
          <table:table-cell office:value-type="string" calcext:value-type="string">
            <text:p>Creatinine</text:p>
          </table:table-cell>
          <table:table-cell office:value-type="float" office:value="146582" calcext:value-type="float">
            <text:p>146582</text:p>
          </table:table-cell>
          <table:table-cell office:value-type="float" office:value="22708" calcext:value-type="float">
            <text:p>22708</text:p>
          </table:table-cell>
          <table:table-cell office:value-type="float" office:value="1" calcext:value-type="float">
            <text:p>1</text:p>
          </table:table-cell>
          <table:table-cell office:value-type="float" office:value="6.45508190945922" calcext:value-type="float">
            <text:p>6.45508190945922</text:p>
          </table:table-cell>
          <table:table-cell office:value-type="float" office:value="180" calcext:value-type="float">
            <text:p>180</text:p>
          </table:table-cell>
          <table:table-cell office:value-type="float" office:value="9.697560628765" calcext:value-type="float">
            <text:p>9.697560628765</text:p>
          </table:table-cell>
          <table:table-cell office:value-type="float" office:value="0.47864761182075" calcext:value-type="float">
            <text:p>0.47864761182075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/>
          <table:table-cell office:value-type="string" calcext:value-type="string">
            <text:p>Creatinine</text:p>
          </table:table-cell>
          <table:table-cell office:value-type="float" office:value="146165" calcext:value-type="float">
            <text:p>146165</text:p>
          </table:table-cell>
          <table:table-cell office:value-type="float" office:value="19909" calcext:value-type="float">
            <text:p>19909</text:p>
          </table:table-cell>
          <table:table-cell office:value-type="float" office:value="1" calcext:value-type="float">
            <text:p>1</text:p>
          </table:table-cell>
          <table:table-cell office:value-type="float" office:value="7.34165452810287" calcext:value-type="float">
            <text:p>7.34165452810287</text:p>
          </table:table-cell>
          <table:table-cell office:value-type="float" office:value="318" calcext:value-type="float">
            <text:p>318</text:p>
          </table:table-cell>
          <table:table-cell office:value-type="float" office:value="11.0670324681092" calcext:value-type="float">
            <text:p>11.0670324681092</text:p>
          </table:table-cell>
          <table:table-cell office:value-type="float" office:value="0.419649255933561" calcext:value-type="float">
            <text:p>0.419649255933561</text:p>
          </table:table-cell>
        </table:table-row>
        <table:table-row table:style-name="ro1">
          <table:table-cell office:value-type="float" office:value="226752" calcext:value-type="float">
            <text:p>226752</text:p>
          </table:table-cell>
          <table:table-cell/>
          <table:table-cell office:value-type="string" calcext:value-type="string">
            <text:p>CreatinineApacheIIValue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36363636363636" calcext:value-type="float">
            <text:p>1.36363636363636</text:p>
          </table:table-cell>
          <table:table-cell office:value-type="float" office:value="3" calcext:value-type="float">
            <text:p>3</text:p>
          </table:table-cell>
          <table:table-cell office:value-type="float" office:value="0.674199862463242" calcext:value-type="float">
            <text:p>0.674199862463242</text:p>
          </table:table-cell>
          <table:table-cell office:value-type="float" office:value="0.000231862063151" calcext:value-type="float">
            <text:p>0.000231862063151</text:p>
          </table:table-cell>
        </table:table-row>
        <table:table-row table:style-name="ro1">
          <table:table-cell office:value-type="float" office:value="227005" calcext:value-type="float">
            <text:p>227005</text:p>
          </table:table-cell>
          <table:table-cell/>
          <table:table-cell office:value-type="string" calcext:value-type="string">
            <text:p>Creatinine_ApacheIV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.377964473009227" calcext:value-type="float">
            <text:p>0.377964473009227</text:p>
          </table:table-cell>
          <table:table-cell office:value-type="float" office:value="0.000147548585641" calcext:value-type="float">
            <text:p>0.00014754858564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0621" calcext:value-type="float">
            <text:p>220621</text:p>
          </table:table-cell>
          <table:table-cell/>
          <table:table-cell office:value-type="string" calcext:value-type="string">
            <text:p>Glucose (serum)</text:p>
          </table:table-cell>
          <table:table-cell office:value-type="float" office:value="148642" calcext:value-type="float">
            <text:p>148642</text:p>
          </table:table-cell>
          <table:table-cell office:value-type="float" office:value="22635" calcext:value-type="float">
            <text:p>22635</text:p>
          </table:table-cell>
          <table:table-cell office:value-type="float" office:value="1" calcext:value-type="float">
            <text:p>1</text:p>
          </table:table-cell>
          <table:table-cell office:value-type="float" office:value="6.56690965319196" calcext:value-type="float">
            <text:p>6.56690965319196</text:p>
          </table:table-cell>
          <table:table-cell office:value-type="float" office:value="219" calcext:value-type="float">
            <text:p>219</text:p>
          </table:table-cell>
          <table:table-cell office:value-type="float" office:value="10.380414278291" calcext:value-type="float">
            <text:p>10.380414278291</text:p>
          </table:table-cell>
          <table:table-cell office:value-type="float" office:value="0.477108890856203" calcext:value-type="float">
            <text:p>0.477108890856203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/>
          <table:table-cell office:value-type="string" calcext:value-type="string">
            <text:p>Glucose</text:p>
          </table:table-cell>
          <table:table-cell office:value-type="float" office:value="275631" calcext:value-type="float">
            <text:p>275631</text:p>
          </table:table-cell>
          <table:table-cell office:value-type="float" office:value="19926" calcext:value-type="float">
            <text:p>19926</text:p>
          </table:table-cell>
          <table:table-cell office:value-type="float" office:value="1" calcext:value-type="float">
            <text:p>1</text:p>
          </table:table-cell>
          <table:table-cell office:value-type="float" office:value="13.8327311050888" calcext:value-type="float">
            <text:p>13.8327311050888</text:p>
          </table:table-cell>
          <table:table-cell office:value-type="float" office:value="609" calcext:value-type="float">
            <text:p>609</text:p>
          </table:table-cell>
          <table:table-cell office:value-type="float" office:value="23.8691261165873" calcext:value-type="float">
            <text:p>23.8691261165873</text:p>
          </table:table-cell>
          <table:table-cell office:value-type="float" office:value="0.420007588212976" calcext:value-type="float">
            <text:p>0.42000758821297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Fingerstick Glucose</text:p>
          </table:table-cell>
          <table:table-cell office:value-type="float" office:value="420570" calcext:value-type="float">
            <text:p>420570</text:p>
          </table:table-cell>
          <table:table-cell office:value-type="float" office:value="18093" calcext:value-type="float">
            <text:p>18093</text:p>
          </table:table-cell>
          <table:table-cell office:value-type="float" office:value="1" calcext:value-type="float">
            <text:p>1</text:p>
          </table:table-cell>
          <table:table-cell office:value-type="float" office:value="23.2449013430609" calcext:value-type="float">
            <text:p>23.2449013430609</text:p>
          </table:table-cell>
          <table:table-cell office:value-type="float" office:value="1419" calcext:value-type="float">
            <text:p>1419</text:p>
          </table:table-cell>
          <table:table-cell office:value-type="float" office:value="48.2617377042079" calcext:value-type="float">
            <text:p>48.2617377042079</text:p>
          </table:table-cell>
          <table:table-cell office:value-type="float" office:value="0.381370937144302" calcext:value-type="float">
            <text:p>0.381370937144302</text:p>
          </table:table-cell>
        </table:table-row>
        <table:table-row table:style-name="ro1">
          <table:table-cell office:value-type="float" office:value="225664" calcext:value-type="float">
            <text:p>225664</text:p>
          </table:table-cell>
          <table:table-cell/>
          <table:table-cell office:value-type="string" calcext:value-type="string">
            <text:p>Glucose finger stick</text:p>
          </table:table-cell>
          <table:table-cell office:value-type="float" office:value="240378" calcext:value-type="float">
            <text:p>240378</text:p>
          </table:table-cell>
          <table:table-cell office:value-type="float" office:value="16087" calcext:value-type="float">
            <text:p>16087</text:p>
          </table:table-cell>
          <table:table-cell office:value-type="float" office:value="1" calcext:value-type="float">
            <text:p>1</text:p>
          </table:table-cell>
          <table:table-cell office:value-type="float" office:value="14.9423758314167" calcext:value-type="float">
            <text:p>14.9423758314167</text:p>
          </table:table-cell>
          <table:table-cell office:value-type="float" office:value="515" calcext:value-type="float">
            <text:p>515</text:p>
          </table:table-cell>
          <table:table-cell office:value-type="float" office:value="25.6091224557307" calcext:value-type="float">
            <text:p>25.6091224557307</text:p>
          </table:table-cell>
          <table:table-cell office:value-type="float" office:value="0.339087728173349" calcext:value-type="float">
            <text:p>0.339087728173349</text:p>
          </table:table-cell>
        </table:table-row>
        <table:table-row table:style-name="ro1">
          <table:table-cell office:value-type="float" office:value="226537" calcext:value-type="float">
            <text:p>226537</text:p>
          </table:table-cell>
          <table:table-cell/>
          <table:table-cell office:value-type="string" calcext:value-type="string">
            <text:p>Glucose (whole blood)</text:p>
          </table:table-cell>
          <table:table-cell office:value-type="float" office:value="69732" calcext:value-type="float">
            <text:p>69732</text:p>
          </table:table-cell>
          <table:table-cell office:value-type="float" office:value="8177" calcext:value-type="float">
            <text:p>8177</text:p>
          </table:table-cell>
          <table:table-cell office:value-type="float" office:value="1" calcext:value-type="float">
            <text:p>1</text:p>
          </table:table-cell>
          <table:table-cell office:value-type="float" office:value="8.52782193958665" calcext:value-type="float">
            <text:p>8.52782193958665</text:p>
          </table:table-cell>
          <table:table-cell office:value-type="float" office:value="186" calcext:value-type="float">
            <text:p>186</text:p>
          </table:table-cell>
          <table:table-cell office:value-type="float" office:value="13.2900519003606" calcext:value-type="float">
            <text:p>13.2900519003606</text:p>
          </table:table-cell>
          <table:table-cell office:value-type="float" office:value="0.17235782639855" calcext:value-type="float">
            <text:p>0.17235782639855</text:p>
          </table:table-cell>
        </table:table-row>
        <table:table-row table:style-name="ro1">
          <table:table-cell office:value-type="float" office:value="227015" calcext:value-type="float">
            <text:p>227015</text:p>
          </table:table-cell>
          <table:table-cell/>
          <table:table-cell office:value-type="string" calcext:value-type="string">
            <text:p>Glucose_ApacheIV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.377964473009227" calcext:value-type="float">
            <text:p>0.377964473009227</text:p>
          </table:table-cell>
          <table:table-cell office:value-type="float" office:value="0.000147548585641" calcext:value-type="float">
            <text:p>0.00014754858564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/>
          <table:table-cell office:value-type="string" calcext:value-type="string">
            <text:p>FINGERSTICK GLUCOSE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0.577350269189626" calcext:value-type="float">
            <text:p>0.577350269189626</text:p>
          </table:table-cell>
          <table:table-cell office:value-type="float" office:value="0.0000632351081320349" calcext:value-type="float">
            <text:p>6.32351081320349E-0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fingerstick gluco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0.577350269189626" calcext:value-type="float">
            <text:p>0.577350269189626</text:p>
          </table:table-cell>
          <table:table-cell office:value-type="float" office:value="0.0000632351081320349" calcext:value-type="float">
            <text:p>6.32351081320349E-05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/>
          <table:table-cell office:value-type="string" calcext:value-type="string">
            <text:p>finger stick gluco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421567387546899" calcext:value-type="float">
            <text:p>4.21567387546899E-05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/>
          <table:table-cell office:value-type="string" calcext:value-type="string">
            <text:p>abg: gluco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/>
          <table:table-cell office:value-type="string" calcext:value-type="string">
            <text:p>finger stick glucos.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Albumin (&gt;3.2)</text:p>
          </table:table-cell>
          <table:table-cell office:value-type="float" office:value="29791" calcext:value-type="float">
            <text:p>29791</text:p>
          </table:table-cell>
          <table:table-cell office:value-type="float" office:value="11038" calcext:value-type="float">
            <text:p>11038</text:p>
          </table:table-cell>
          <table:table-cell office:value-type="float" office:value="1" calcext:value-type="float">
            <text:p>1</text:p>
          </table:table-cell>
          <table:table-cell office:value-type="float" office:value="2.69894908497916" calcext:value-type="float">
            <text:p>2.69894908497916</text:p>
          </table:table-cell>
          <table:table-cell office:value-type="float" office:value="86" calcext:value-type="float">
            <text:p>86</text:p>
          </table:table-cell>
          <table:table-cell office:value-type="float" office:value="4.09757548258693" calcext:value-type="float">
            <text:p>4.09757548258693</text:p>
          </table:table-cell>
          <table:table-cell office:value-type="float" office:value="0.232663041187134" calcext:value-type="float">
            <text:p>0.232663041187134</text:p>
          </table:table-cell>
        </table:table-row>
        <table:table-row table:style-name="ro1">
          <table:table-cell office:value-type="float" office:value="227456" calcext:value-type="float">
            <text:p>227456</text:p>
          </table:table-cell>
          <table:table-cell/>
          <table:table-cell office:value-type="string" calcext:value-type="string">
            <text:p>Albumin</text:p>
          </table:table-cell>
          <table:table-cell office:value-type="float" office:value="22190" calcext:value-type="float">
            <text:p>22190</text:p>
          </table:table-cell>
          <table:table-cell office:value-type="float" office:value="9185" calcext:value-type="float">
            <text:p>9185</text:p>
          </table:table-cell>
          <table:table-cell office:value-type="float" office:value="1" calcext:value-type="float">
            <text:p>1</text:p>
          </table:table-cell>
          <table:table-cell office:value-type="float" office:value="2.41589548176375" calcext:value-type="float">
            <text:p>2.41589548176375</text:p>
          </table:table-cell>
          <table:table-cell office:value-type="float" office:value="95" calcext:value-type="float">
            <text:p>95</text:p>
          </table:table-cell>
          <table:table-cell office:value-type="float" office:value="3.75399437759091" calcext:value-type="float">
            <text:p>3.75399437759091</text:p>
          </table:table-cell>
          <table:table-cell office:value-type="float" office:value="0.193604822730914" calcext:value-type="float">
            <text:p>0.193604822730914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/>
          <table:table-cell office:value-type="string" calcext:value-type="string">
            <text:p>Albumin</text:p>
          </table:table-cell>
          <table:table-cell office:value-type="float" office:value="23482" calcext:value-type="float">
            <text:p>23482</text:p>
          </table:table-cell>
          <table:table-cell office:value-type="float" office:value="8669" calcext:value-type="float">
            <text:p>8669</text:p>
          </table:table-cell>
          <table:table-cell office:value-type="float" office:value="1" calcext:value-type="float">
            <text:p>1</text:p>
          </table:table-cell>
          <table:table-cell office:value-type="float" office:value="2.70873226439036" calcext:value-type="float">
            <text:p>2.70873226439036</text:p>
          </table:table-cell>
          <table:table-cell office:value-type="float" office:value="86" calcext:value-type="float">
            <text:p>86</text:p>
          </table:table-cell>
          <table:table-cell office:value-type="float" office:value="4.08819968556821" calcext:value-type="float">
            <text:p>4.08819968556821</text:p>
          </table:table-cell>
          <table:table-cell office:value-type="float" office:value="0.182728384132204" calcext:value-type="float">
            <text:p>0.182728384132204</text:p>
          </table:table-cell>
        </table:table-row>
        <table:table-row table:style-name="ro1">
          <table:table-cell office:value-type="float" office:value="226982" calcext:value-type="float">
            <text:p>226982</text:p>
          </table:table-cell>
          <table:table-cell/>
          <table:table-cell office:value-type="string" calcext:value-type="string">
            <text:p>AlbuminScore_ApacheIV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.377964473009227" calcext:value-type="float">
            <text:p>0.377964473009227</text:p>
          </table:table-cell>
          <table:table-cell office:value-type="float" office:value="0.000147548585641" calcext:value-type="float">
            <text:p>0.000147548585641</text:p>
          </table:table-cell>
        </table:table-row>
        <table:table-row table:style-name="ro1">
          <table:table-cell office:value-type="float" office:value="226981" calcext:value-type="float">
            <text:p>226981</text:p>
          </table:table-cell>
          <table:table-cell/>
          <table:table-cell office:value-type="string" calcext:value-type="string">
            <text:p>Albumin_ApacheIV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0.577350269189626" calcext:value-type="float">
            <text:p>0.577350269189626</text:p>
          </table:table-cell>
          <table:table-cell office:value-type="float" office:value="0.0000632351081320349" calcext:value-type="float">
            <text:p>6.32351081320349E-05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/>
          <table:table-cell office:value-type="string" calcext:value-type="string">
            <text:p>ALBUMIN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office:value-type="string" calcext:value-type="string">
            <text:p>Carbon Dioxide</text:p>
          </table:table-cell>
          <table:table-cell office:value-type="float" office:value="184918" calcext:value-type="float">
            <text:p>184918</text:p>
          </table:table-cell>
          <table:table-cell office:value-type="float" office:value="25650" calcext:value-type="float">
            <text:p>25650</text:p>
          </table:table-cell>
          <table:table-cell office:value-type="float" office:value="1" calcext:value-type="float">
            <text:p>1</text:p>
          </table:table-cell>
          <table:table-cell office:value-type="float" office:value="7.20927875243665" calcext:value-type="float">
            <text:p>7.20927875243665</text:p>
          </table:table-cell>
          <table:table-cell office:value-type="float" office:value="315" calcext:value-type="float">
            <text:p>315</text:p>
          </table:table-cell>
          <table:table-cell office:value-type="float" office:value="10.9248218605959" calcext:value-type="float">
            <text:p>10.9248218605959</text:p>
          </table:table-cell>
          <table:table-cell office:value-type="float" office:value="0.540660174528898" calcext:value-type="float">
            <text:p>0.54066017452889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5625" calcext:value-type="float">
            <text:p>225625</text:p>
          </table:table-cell>
          <table:table-cell/>
          <table:table-cell office:value-type="string" calcext:value-type="string">
            <text:p>Calcium non-ionized</text:p>
          </table:table-cell>
          <table:table-cell office:value-type="float" office:value="129303" calcext:value-type="float">
            <text:p>129303</text:p>
          </table:table-cell>
          <table:table-cell office:value-type="float" office:value="21298" calcext:value-type="float">
            <text:p>21298</text:p>
          </table:table-cell>
          <table:table-cell office:value-type="float" office:value="1" calcext:value-type="float">
            <text:p>1</text:p>
          </table:table-cell>
          <table:table-cell office:value-type="float" office:value="6.0711334397596" calcext:value-type="float">
            <text:p>6.0711334397596</text:p>
          </table:table-cell>
          <table:table-cell office:value-type="float" office:value="173" calcext:value-type="float">
            <text:p>173</text:p>
          </table:table-cell>
          <table:table-cell office:value-type="float" office:value="9.34069539943837" calcext:value-type="float">
            <text:p>9.34069539943837</text:p>
          </table:table-cell>
          <table:table-cell office:value-type="float" office:value="0.448927110998693" calcext:value-type="float">
            <text:p>0.448927110998693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/>
          <table:table-cell office:value-type="string" calcext:value-type="string">
            <text:p>Calcium</text:p>
          </table:table-cell>
          <table:table-cell office:value-type="float" office:value="124141" calcext:value-type="float">
            <text:p>124141</text:p>
          </table:table-cell>
          <table:table-cell office:value-type="float" office:value="18495" calcext:value-type="float">
            <text:p>18495</text:p>
          </table:table-cell>
          <table:table-cell office:value-type="float" office:value="1" calcext:value-type="float">
            <text:p>1</text:p>
          </table:table-cell>
          <table:table-cell office:value-type="float" office:value="6.71213841578805" calcext:value-type="float">
            <text:p>6.71213841578805</text:p>
          </table:table-cell>
          <table:table-cell office:value-type="float" office:value="309" calcext:value-type="float">
            <text:p>309</text:p>
          </table:table-cell>
          <table:table-cell office:value-type="float" office:value="10.3015720638335" calcext:value-type="float">
            <text:p>10.3015720638335</text:p>
          </table:table-cell>
          <table:table-cell office:value-type="float" office:value="0.389844441633995" calcext:value-type="float">
            <text:p>0.38984444163399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Ionized Calcium</text:p>
          </table:table-cell>
          <table:table-cell office:value-type="float" office:value="144407" calcext:value-type="float">
            <text:p>144407</text:p>
          </table:table-cell>
          <table:table-cell office:value-type="float" office:value="13988" calcext:value-type="float">
            <text:p>13988</text:p>
          </table:table-cell>
          <table:table-cell office:value-type="float" office:value="1" calcext:value-type="float">
            <text:p>1</text:p>
          </table:table-cell>
          <table:table-cell office:value-type="float" office:value="10.3236345438948" calcext:value-type="float">
            <text:p>10.3236345438948</text:p>
          </table:table-cell>
          <table:table-cell office:value-type="float" office:value="510" calcext:value-type="float">
            <text:p>510</text:p>
          </table:table-cell>
          <table:table-cell office:value-type="float" office:value="17.0571187386788" calcext:value-type="float">
            <text:p>17.0571187386788</text:p>
          </table:table-cell>
          <table:table-cell office:value-type="float" office:value="0.294844230850301" calcext:value-type="float">
            <text:p>0.294844230850301</text:p>
          </table:table-cell>
        </table:table-row>
        <table:table-row table:style-name="ro1">
          <table:table-cell office:value-type="float" office:value="225667" calcext:value-type="float">
            <text:p>225667</text:p>
          </table:table-cell>
          <table:table-cell/>
          <table:table-cell office:value-type="string" calcext:value-type="string">
            <text:p>Ionized Calcium</text:p>
          </table:table-cell>
          <table:table-cell office:value-type="float" office:value="78373" calcext:value-type="float">
            <text:p>78373</text:p>
          </table:table-cell>
          <table:table-cell office:value-type="float" office:value="10401" calcext:value-type="float">
            <text:p>10401</text:p>
          </table:table-cell>
          <table:table-cell office:value-type="float" office:value="1" calcext:value-type="float">
            <text:p>1</text:p>
          </table:table-cell>
          <table:table-cell office:value-type="float" office:value="7.53514085184117" calcext:value-type="float">
            <text:p>7.53514085184117</text:p>
          </table:table-cell>
          <table:table-cell office:value-type="float" office:value="224" calcext:value-type="float">
            <text:p>224</text:p>
          </table:table-cell>
          <table:table-cell office:value-type="float" office:value="12.6944014235329" calcext:value-type="float">
            <text:p>12.6944014235329</text:p>
          </table:table-cell>
          <table:table-cell office:value-type="float" office:value="0.219236119893765" calcext:value-type="float">
            <text:p>0.21923611989376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ionized calcium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office:value-type="float" office:value="8177" calcext:value-type="float">
            <text:p>8177</text:p>
          </table:table-cell>
          <table:table-cell/>
          <table:table-cell office:value-type="string" calcext:value-type="string">
            <text:p>Ionized calcium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0645" calcext:value-type="float">
            <text:p>220645</text:p>
          </table:table-cell>
          <table:table-cell/>
          <table:table-cell office:value-type="string" calcext:value-type="string">
            <text:p>Sodium (serum)</text:p>
          </table:table-cell>
          <table:table-cell office:value-type="float" office:value="156012" calcext:value-type="float">
            <text:p>156012</text:p>
          </table:table-cell>
          <table:table-cell office:value-type="float" office:value="22697" calcext:value-type="float">
            <text:p>22697</text:p>
          </table:table-cell>
          <table:table-cell office:value-type="float" office:value="1" calcext:value-type="float">
            <text:p>1</text:p>
          </table:table-cell>
          <table:table-cell office:value-type="float" office:value="6.87368374675067" calcext:value-type="float">
            <text:p>6.87368374675067</text:p>
          </table:table-cell>
          <table:table-cell office:value-type="float" office:value="211" calcext:value-type="float">
            <text:p>211</text:p>
          </table:table-cell>
          <table:table-cell office:value-type="float" office:value="10.7263294728147" calcext:value-type="float">
            <text:p>10.7263294728147</text:p>
          </table:table-cell>
          <table:table-cell office:value-type="float" office:value="0.478415749757599" calcext:value-type="float">
            <text:p>0.47841574975759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/>
          <table:table-cell office:value-type="string" calcext:value-type="string">
            <text:p>Sodium</text:p>
          </table:table-cell>
          <table:table-cell office:value-type="float" office:value="165148" calcext:value-type="float">
            <text:p>165148</text:p>
          </table:table-cell>
          <table:table-cell office:value-type="float" office:value="19901" calcext:value-type="float">
            <text:p>19901</text:p>
          </table:table-cell>
          <table:table-cell office:value-type="float" office:value="1" calcext:value-type="float">
            <text:p>1</text:p>
          </table:table-cell>
          <table:table-cell office:value-type="float" office:value="8.29847746344405" calcext:value-type="float">
            <text:p>8.29847746344405</text:p>
          </table:table-cell>
          <table:table-cell office:value-type="float" office:value="319" calcext:value-type="float">
            <text:p>319</text:p>
          </table:table-cell>
          <table:table-cell office:value-type="float" office:value="12.7427445981163" calcext:value-type="float">
            <text:p>12.7427445981163</text:p>
          </table:table-cell>
          <table:table-cell office:value-type="float" office:value="0.419480628978542" calcext:value-type="float">
            <text:p>0.419480628978542</text:p>
          </table:table-cell>
        </table:table-row>
        <table:table-row table:style-name="ro1">
          <table:table-cell office:value-type="float" office:value="226534" calcext:value-type="float">
            <text:p>226534</text:p>
          </table:table-cell>
          <table:table-cell/>
          <table:table-cell office:value-type="string" calcext:value-type="string">
            <text:p>Sodium (whole blood)</text:p>
          </table:table-cell>
          <table:table-cell office:value-type="float" office:value="16259" calcext:value-type="float">
            <text:p>16259</text:p>
          </table:table-cell>
          <table:table-cell office:value-type="float" office:value="6309" calcext:value-type="float">
            <text:p>6309</text:p>
          </table:table-cell>
          <table:table-cell office:value-type="float" office:value="1" calcext:value-type="float">
            <text:p>1</text:p>
          </table:table-cell>
          <table:table-cell office:value-type="float" office:value="2.57711206213346" calcext:value-type="float">
            <text:p>2.57711206213346</text:p>
          </table:table-cell>
          <table:table-cell office:value-type="float" office:value="44" calcext:value-type="float">
            <text:p>44</text:p>
          </table:table-cell>
          <table:table-cell office:value-type="float" office:value="2.51576308189738" calcext:value-type="float">
            <text:p>2.51576308189738</text:p>
          </table:table-cell>
          <table:table-cell office:value-type="float" office:value="0.132983432401669" calcext:value-type="float">
            <text:p>0.132983432401669</text:p>
          </table:table-cell>
        </table:table-row>
        <table:table-row table:style-name="ro1">
          <table:table-cell office:value-type="float" office:value="226776" calcext:value-type="float">
            <text:p>226776</text:p>
          </table:table-cell>
          <table:table-cell/>
          <table:table-cell office:value-type="string" calcext:value-type="string">
            <text:p>SodiumApacheIIValue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0.65133894727893" calcext:value-type="float">
            <text:p>0.65133894727893</text:p>
          </table:table-cell>
          <table:table-cell office:value-type="float" office:value="0.000252940432528" calcext:value-type="float">
            <text:p>0.000252940432528</text:p>
          </table:table-cell>
        </table:table-row>
        <table:table-row table:style-name="ro1">
          <table:table-cell office:value-type="float" office:value="227052" calcext:value-type="float">
            <text:p>227052</text:p>
          </table:table-cell>
          <table:table-cell/>
          <table:table-cell office:value-type="string" calcext:value-type="string">
            <text:p>Sodium_ApacheIV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.377964473009227" calcext:value-type="float">
            <text:p>0.377964473009227</text:p>
          </table:table-cell>
          <table:table-cell office:value-type="float" office:value="0.000147548585641" calcext:value-type="float">
            <text:p>0.00014754858564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7442" calcext:value-type="float">
            <text:p>227442</text:p>
          </table:table-cell>
          <table:table-cell/>
          <table:table-cell office:value-type="string" calcext:value-type="string">
            <text:p>Potassium (serum)</text:p>
          </table:table-cell>
          <table:table-cell office:value-type="float" office:value="159045" calcext:value-type="float">
            <text:p>159045</text:p>
          </table:table-cell>
          <table:table-cell office:value-type="float" office:value="22685" calcext:value-type="float">
            <text:p>22685</text:p>
          </table:table-cell>
          <table:table-cell office:value-type="float" office:value="1" calcext:value-type="float">
            <text:p>1</text:p>
          </table:table-cell>
          <table:table-cell office:value-type="float" office:value="7.01102049812652" calcext:value-type="float">
            <text:p>7.01102049812652</text:p>
          </table:table-cell>
          <table:table-cell office:value-type="float" office:value="214" calcext:value-type="float">
            <text:p>214</text:p>
          </table:table-cell>
          <table:table-cell office:value-type="float" office:value="10.7890744846201" calcext:value-type="float">
            <text:p>10.7890744846201</text:p>
          </table:table-cell>
          <table:table-cell office:value-type="float" office:value="0.478162809325071" calcext:value-type="float">
            <text:p>0.47816280932507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/>
          <table:table-cell office:value-type="string" calcext:value-type="string">
            <text:p>Potassium</text:p>
          </table:table-cell>
          <table:table-cell office:value-type="float" office:value="238290" calcext:value-type="float">
            <text:p>238290</text:p>
          </table:table-cell>
          <table:table-cell office:value-type="float" office:value="19950" calcext:value-type="float">
            <text:p>19950</text:p>
          </table:table-cell>
          <table:table-cell office:value-type="float" office:value="1" calcext:value-type="float">
            <text:p>1</text:p>
          </table:table-cell>
          <table:table-cell office:value-type="float" office:value="11.9443609022556" calcext:value-type="float">
            <text:p>11.9443609022556</text:p>
          </table:table-cell>
          <table:table-cell office:value-type="float" office:value="586" calcext:value-type="float">
            <text:p>586</text:p>
          </table:table-cell>
          <table:table-cell office:value-type="float" office:value="19.4236497952126" calcext:value-type="float">
            <text:p>19.4236497952126</text:p>
          </table:table-cell>
          <table:table-cell office:value-type="float" office:value="0.420513469078032" calcext:value-type="float">
            <text:p>0.420513469078032</text:p>
          </table:table-cell>
        </table:table-row>
        <table:table-row table:style-name="ro1">
          <table:table-cell office:value-type="float" office:value="227464" calcext:value-type="float">
            <text:p>227464</text:p>
          </table:table-cell>
          <table:table-cell/>
          <table:table-cell office:value-type="string" calcext:value-type="string">
            <text:p>Potassium (whole blood)</text:p>
          </table:table-cell>
          <table:table-cell office:value-type="float" office:value="48140" calcext:value-type="float">
            <text:p>48140</text:p>
          </table:table-cell>
          <table:table-cell office:value-type="float" office:value="8057" calcext:value-type="float">
            <text:p>8057</text:p>
          </table:table-cell>
          <table:table-cell office:value-type="float" office:value="1" calcext:value-type="float">
            <text:p>1</text:p>
          </table:table-cell>
          <table:table-cell office:value-type="float" office:value="5.97492863348641" calcext:value-type="float">
            <text:p>5.97492863348641</text:p>
          </table:table-cell>
          <table:table-cell office:value-type="float" office:value="139" calcext:value-type="float">
            <text:p>139</text:p>
          </table:table-cell>
          <table:table-cell office:value-type="float" office:value="8.95870017282028" calcext:value-type="float">
            <text:p>8.95870017282028</text:p>
          </table:table-cell>
          <table:table-cell office:value-type="float" office:value="0.169828422073268" calcext:value-type="float">
            <text:p>0.169828422073268</text:p>
          </table:table-cell>
        </table:table-row>
        <table:table-row table:style-name="ro1">
          <table:table-cell office:value-type="float" office:value="226772" calcext:value-type="float">
            <text:p>226772</text:p>
          </table:table-cell>
          <table:table-cell/>
          <table:table-cell office:value-type="string" calcext:value-type="string">
            <text:p>PotassiumApacheIIValue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0.65133894727893" calcext:value-type="float">
            <text:p>0.65133894727893</text:p>
          </table:table-cell>
          <table:table-cell office:value-type="float" office:value="0.000252940432528" calcext:value-type="float">
            <text:p>0.00025294043252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0602" calcext:value-type="float">
            <text:p>220602</text:p>
          </table:table-cell>
          <table:table-cell/>
          <table:table-cell office:value-type="string" calcext:value-type="string">
            <text:p>Chloride (serum)</text:p>
          </table:table-cell>
          <table:table-cell office:value-type="float" office:value="154259" calcext:value-type="float">
            <text:p>154259</text:p>
          </table:table-cell>
          <table:table-cell office:value-type="float" office:value="22707" calcext:value-type="float">
            <text:p>22707</text:p>
          </table:table-cell>
          <table:table-cell office:value-type="float" office:value="1" calcext:value-type="float">
            <text:p>1</text:p>
          </table:table-cell>
          <table:table-cell office:value-type="float" office:value="6.79345576254019" calcext:value-type="float">
            <text:p>6.79345576254019</text:p>
          </table:table-cell>
          <table:table-cell office:value-type="float" office:value="211" calcext:value-type="float">
            <text:p>211</text:p>
          </table:table-cell>
          <table:table-cell office:value-type="float" office:value="10.4692199998973" calcext:value-type="float">
            <text:p>10.4692199998973</text:p>
          </table:table-cell>
          <table:table-cell office:value-type="float" office:value="0.478626533451372" calcext:value-type="float">
            <text:p>0.47862653345137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/>
          <table:table-cell office:value-type="string" calcext:value-type="string">
            <text:p>Chloride</text:p>
          </table:table-cell>
          <table:table-cell office:value-type="float" office:value="144795" calcext:value-type="float">
            <text:p>144795</text:p>
          </table:table-cell>
          <table:table-cell office:value-type="float" office:value="19875" calcext:value-type="float">
            <text:p>19875</text:p>
          </table:table-cell>
          <table:table-cell office:value-type="float" office:value="1" calcext:value-type="float">
            <text:p>1</text:p>
          </table:table-cell>
          <table:table-cell office:value-type="float" office:value="7.28528301886793" calcext:value-type="float">
            <text:p>7.28528301886793</text:p>
          </table:table-cell>
          <table:table-cell office:value-type="float" office:value="315" calcext:value-type="float">
            <text:p>315</text:p>
          </table:table-cell>
          <table:table-cell office:value-type="float" office:value="11.0959668932598" calcext:value-type="float">
            <text:p>11.0959668932598</text:p>
          </table:table-cell>
          <table:table-cell office:value-type="float" office:value="0.418932591374731" calcext:value-type="float">
            <text:p>0.418932591374731</text:p>
          </table:table-cell>
        </table:table-row>
        <table:table-row table:style-name="ro1">
          <table:table-cell office:value-type="float" office:value="226536" calcext:value-type="float">
            <text:p>226536</text:p>
          </table:table-cell>
          <table:table-cell/>
          <table:table-cell office:value-type="string" calcext:value-type="string">
            <text:p>Chloride (whole blood)</text:p>
          </table:table-cell>
          <table:table-cell office:value-type="float" office:value="11722" calcext:value-type="float">
            <text:p>11722</text:p>
          </table:table-cell>
          <table:table-cell office:value-type="float" office:value="5762" calcext:value-type="float">
            <text:p>5762</text:p>
          </table:table-cell>
          <table:table-cell office:value-type="float" office:value="1" calcext:value-type="float">
            <text:p>1</text:p>
          </table:table-cell>
          <table:table-cell office:value-type="float" office:value="2.03436306837904" calcext:value-type="float">
            <text:p>2.03436306837904</text:p>
          </table:table-cell>
          <table:table-cell office:value-type="float" office:value="38" calcext:value-type="float">
            <text:p>38</text:p>
          </table:table-cell>
          <table:table-cell office:value-type="float" office:value="2.19944589574302" calcext:value-type="float">
            <text:p>2.19944589574302</text:p>
          </table:table-cell>
          <table:table-cell office:value-type="float" office:value="0.121453564352262" calcext:value-type="float">
            <text:p>0.12145356435226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5690" calcext:value-type="float">
            <text:p>225690</text:p>
          </table:table-cell>
          <table:table-cell/>
          <table:table-cell office:value-type="string" calcext:value-type="string">
            <text:p>Total Bilirubin</text:p>
          </table:table-cell>
          <table:table-cell office:value-type="float" office:value="36847" calcext:value-type="float">
            <text:p>36847</text:p>
          </table:table-cell>
          <table:table-cell office:value-type="float" office:value="10895" calcext:value-type="float">
            <text:p>10895</text:p>
          </table:table-cell>
          <table:table-cell office:value-type="float" office:value="1" calcext:value-type="float">
            <text:p>1</text:p>
          </table:table-cell>
          <table:table-cell office:value-type="float" office:value="3.38201009637448" calcext:value-type="float">
            <text:p>3.38201009637448</text:p>
          </table:table-cell>
          <table:table-cell office:value-type="float" office:value="112" calcext:value-type="float">
            <text:p>112</text:p>
          </table:table-cell>
          <table:table-cell office:value-type="float" office:value="5.43893174422594" calcext:value-type="float">
            <text:p>5.43893174422594</text:p>
          </table:table-cell>
          <table:table-cell office:value-type="float" office:value="0.229648834366173" calcext:value-type="float">
            <text:p>0.229648834366173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Total Bili</text:p>
          </table:table-cell>
          <table:table-cell office:value-type="float" office:value="31199" calcext:value-type="float">
            <text:p>31199</text:p>
          </table:table-cell>
          <table:table-cell office:value-type="float" office:value="8456" calcext:value-type="float">
            <text:p>8456</text:p>
          </table:table-cell>
          <table:table-cell office:value-type="float" office:value="1" calcext:value-type="float">
            <text:p>1</text:p>
          </table:table-cell>
          <table:table-cell office:value-type="float" office:value="3.68956953642384" calcext:value-type="float">
            <text:p>3.68956953642384</text:p>
          </table:table-cell>
          <table:table-cell office:value-type="float" office:value="132" calcext:value-type="float">
            <text:p>132</text:p>
          </table:table-cell>
          <table:table-cell office:value-type="float" office:value="6.14542971089355" calcext:value-type="float">
            <text:p>6.14542971089355</text:p>
          </table:table-cell>
          <table:table-cell office:value-type="float" office:value="0.178238691454829" calcext:value-type="float">
            <text:p>0.178238691454829</text:p>
          </table:table-cell>
        </table:table-row>
        <table:table-row table:style-name="ro1">
          <table:table-cell office:value-type="float" office:value="225651" calcext:value-type="float">
            <text:p>225651</text:p>
          </table:table-cell>
          <table:table-cell/>
          <table:table-cell office:value-type="string" calcext:value-type="string">
            <text:p>Direct Bilirubin</text:p>
          </table:table-cell>
          <table:table-cell office:value-type="float" office:value="3291" calcext:value-type="float">
            <text:p>3291</text:p>
          </table:table-cell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  <table:table-cell office:value-type="float" office:value="1.99575500303214" calcext:value-type="float">
            <text:p>1.99575500303214</text:p>
          </table:table-cell>
          <table:table-cell office:value-type="float" office:value="22" calcext:value-type="float">
            <text:p>22</text:p>
          </table:table-cell>
          <table:table-cell office:value-type="float" office:value="1.99132985475172" calcext:value-type="float">
            <text:p>1.99132985475172</text:p>
          </table:table-cell>
          <table:table-cell office:value-type="float" office:value="0.034758231103242" calcext:value-type="float">
            <text:p>0.034758231103242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/>
          <table:table-cell office:value-type="string" calcext:value-type="string">
            <text:p>Direct Bili</text:p>
          </table:table-cell>
          <table:table-cell office:value-type="float" office:value="2833" calcext:value-type="float">
            <text:p>2833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  <table:table-cell office:value-type="float" office:value="2.00637393767705" calcext:value-type="float">
            <text:p>2.00637393767705</text:p>
          </table:table-cell>
          <table:table-cell office:value-type="float" office:value="21" calcext:value-type="float">
            <text:p>21</text:p>
          </table:table-cell>
          <table:table-cell office:value-type="float" office:value="1.8518752605274" calcext:value-type="float">
            <text:p>1.8518752605274</text:p>
          </table:table-cell>
          <table:table-cell office:value-type="float" office:value="0.029762657560811" calcext:value-type="float">
            <text:p>0.029762657560811</text:p>
          </table:table-cell>
        </table:table-row>
        <table:table-row table:style-name="ro1">
          <table:table-cell office:value-type="float" office:value="226998" calcext:value-type="float">
            <text:p>226998</text:p>
          </table:table-cell>
          <table:table-cell/>
          <table:table-cell office:value-type="string" calcext:value-type="string">
            <text:p>Bilirubin_ApacheIV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0.408248290463863" calcext:value-type="float">
            <text:p>0.408248290463863</text:p>
          </table:table-cell>
          <table:table-cell office:value-type="float" office:value="0.000126470216264" calcext:value-type="float">
            <text:p>0.00012647021626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ALT</text:p>
          </table:table-cell>
          <table:table-cell office:value-type="float" office:value="40229" calcext:value-type="float">
            <text:p>40229</text:p>
          </table:table-cell>
          <table:table-cell office:value-type="float" office:value="11688" calcext:value-type="float">
            <text:p>11688</text:p>
          </table:table-cell>
          <table:table-cell office:value-type="float" office:value="1" calcext:value-type="float">
            <text:p>1</text:p>
          </table:table-cell>
          <table:table-cell office:value-type="float" office:value="3.44190622861054" calcext:value-type="float">
            <text:p>3.44190622861054</text:p>
          </table:table-cell>
          <table:table-cell office:value-type="float" office:value="135" calcext:value-type="float">
            <text:p>135</text:p>
          </table:table-cell>
          <table:table-cell office:value-type="float" office:value="5.82321747446162" calcext:value-type="float">
            <text:p>5.82321747446162</text:p>
          </table:table-cell>
          <table:table-cell office:value-type="float" office:value="0.246363981282408" calcext:value-type="float">
            <text:p>0.246363981282408</text:p>
          </table:table-cell>
        </table:table-row>
        <table:table-row table:style-name="ro1">
          <table:table-cell office:value-type="float" office:value="220644" calcext:value-type="float">
            <text:p>220644</text:p>
          </table:table-cell>
          <table:table-cell/>
          <table:table-cell office:value-type="string" calcext:value-type="string">
            <text:p>ALT</text:p>
          </table:table-cell>
          <table:table-cell office:value-type="float" office:value="36507" calcext:value-type="float">
            <text:p>36507</text:p>
          </table:table-cell>
          <table:table-cell office:value-type="float" office:value="10929" calcext:value-type="float">
            <text:p>10929</text:p>
          </table:table-cell>
          <table:table-cell office:value-type="float" office:value="1" calcext:value-type="float">
            <text:p>1</text:p>
          </table:table-cell>
          <table:table-cell office:value-type="float" office:value="3.34037880867417" calcext:value-type="float">
            <text:p>3.34037880867417</text:p>
          </table:table-cell>
          <table:table-cell office:value-type="float" office:value="112" calcext:value-type="float">
            <text:p>112</text:p>
          </table:table-cell>
          <table:table-cell office:value-type="float" office:value="5.36285649270261" calcext:value-type="float">
            <text:p>5.36285649270261</text:p>
          </table:table-cell>
          <table:table-cell office:value-type="float" office:value="0.230365498925003" calcext:value-type="float">
            <text:p>0.23036549892500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Alk. Phosphate</text:p>
          </table:table-cell>
          <table:table-cell office:value-type="float" office:value="39413" calcext:value-type="float">
            <text:p>39413</text:p>
          </table:table-cell>
          <table:table-cell office:value-type="float" office:value="11409" calcext:value-type="float">
            <text:p>11409</text:p>
          </table:table-cell>
          <table:table-cell office:value-type="float" office:value="1" calcext:value-type="float">
            <text:p>1</text:p>
          </table:table-cell>
          <table:table-cell office:value-type="float" office:value="3.45455342273644" calcext:value-type="float">
            <text:p>3.45455342273644</text:p>
          </table:table-cell>
          <table:table-cell office:value-type="float" office:value="134" calcext:value-type="float">
            <text:p>134</text:p>
          </table:table-cell>
          <table:table-cell office:value-type="float" office:value="5.84099057765621" calcext:value-type="float">
            <text:p>5.84099057765621</text:p>
          </table:table-cell>
          <table:table-cell office:value-type="float" office:value="0.240483116226129" calcext:value-type="float">
            <text:p>0.240483116226129</text:p>
          </table:table-cell>
        </table:table-row>
        <table:table-row table:style-name="ro1">
          <table:table-cell office:value-type="float" office:value="225612" calcext:value-type="float">
            <text:p>225612</text:p>
          </table:table-cell>
          <table:table-cell/>
          <table:table-cell office:value-type="string" calcext:value-type="string">
            <text:p>Alkaline Phosphate</text:p>
          </table:table-cell>
          <table:table-cell office:value-type="float" office:value="35742" calcext:value-type="float">
            <text:p>35742</text:p>
          </table:table-cell>
          <table:table-cell office:value-type="float" office:value="10749" calcext:value-type="float">
            <text:p>10749</text:p>
          </table:table-cell>
          <table:table-cell office:value-type="float" office:value="1" calcext:value-type="float">
            <text:p>1</text:p>
          </table:table-cell>
          <table:table-cell office:value-type="float" office:value="3.32514652525816" calcext:value-type="float">
            <text:p>3.32514652525816</text:p>
          </table:table-cell>
          <table:table-cell office:value-type="float" office:value="110" calcext:value-type="float">
            <text:p>110</text:p>
          </table:table-cell>
          <table:table-cell office:value-type="float" office:value="5.33993853096972" calcext:value-type="float">
            <text:p>5.33993853096972</text:p>
          </table:table-cell>
          <table:table-cell office:value-type="float" office:value="0.226571392437081" calcext:value-type="float">
            <text:p>0.22657139243708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office:value-type="string" calcext:value-type="string">
            <text:p>AST</text:p>
          </table:table-cell>
          <table:table-cell office:value-type="float" office:value="40187" calcext:value-type="float">
            <text:p>40187</text:p>
          </table:table-cell>
          <table:table-cell office:value-type="float" office:value="11688" calcext:value-type="float">
            <text:p>11688</text:p>
          </table:table-cell>
          <table:table-cell office:value-type="float" office:value="1" calcext:value-type="float">
            <text:p>1</text:p>
          </table:table-cell>
          <table:table-cell office:value-type="float" office:value="3.43831279945243" calcext:value-type="float">
            <text:p>3.43831279945243</text:p>
          </table:table-cell>
          <table:table-cell office:value-type="float" office:value="135" calcext:value-type="float">
            <text:p>135</text:p>
          </table:table-cell>
          <table:table-cell office:value-type="float" office:value="5.82381231644576" calcext:value-type="float">
            <text:p>5.82381231644576</text:p>
          </table:table-cell>
          <table:table-cell office:value-type="float" office:value="0.246363981282408" calcext:value-type="float">
            <text:p>0.246363981282408</text:p>
          </table:table-cell>
        </table:table-row>
        <table:table-row table:style-name="ro1">
          <table:table-cell office:value-type="float" office:value="220587" calcext:value-type="float">
            <text:p>220587</text:p>
          </table:table-cell>
          <table:table-cell/>
          <table:table-cell office:value-type="string" calcext:value-type="string">
            <text:p>AST</text:p>
          </table:table-cell>
          <table:table-cell office:value-type="float" office:value="36482" calcext:value-type="float">
            <text:p>36482</text:p>
          </table:table-cell>
          <table:table-cell office:value-type="float" office:value="10919" calcext:value-type="float">
            <text:p>10919</text:p>
          </table:table-cell>
          <table:table-cell office:value-type="float" office:value="1" calcext:value-type="float">
            <text:p>1</text:p>
          </table:table-cell>
          <table:table-cell office:value-type="float" office:value="3.34114845681839" calcext:value-type="float">
            <text:p>3.34114845681839</text:p>
          </table:table-cell>
          <table:table-cell office:value-type="float" office:value="111" calcext:value-type="float">
            <text:p>111</text:p>
          </table:table-cell>
          <table:table-cell office:value-type="float" office:value="5.36379603748173" calcext:value-type="float">
            <text:p>5.36379603748173</text:p>
          </table:table-cell>
          <table:table-cell office:value-type="float" office:value="0.23015471523123" calcext:value-type="float">
            <text:p>0.2301547152312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Hemoglobin</text:p>
          </table:table-cell>
          <table:table-cell office:value-type="float" office:value="179865" calcext:value-type="float">
            <text:p>179865</text:p>
          </table:table-cell>
          <table:table-cell office:value-type="float" office:value="25570" calcext:value-type="float">
            <text:p>25570</text:p>
          </table:table-cell>
          <table:table-cell office:value-type="float" office:value="1" calcext:value-type="float">
            <text:p>1</text:p>
          </table:table-cell>
          <table:table-cell office:value-type="float" office:value="7.03421978881502" calcext:value-type="float">
            <text:p>7.03421978881502</text:p>
          </table:table-cell>
          <table:table-cell office:value-type="float" office:value="297" calcext:value-type="float">
            <text:p>297</text:p>
          </table:table-cell>
          <table:table-cell office:value-type="float" office:value="10.4744521714627" calcext:value-type="float">
            <text:p>10.4744521714627</text:p>
          </table:table-cell>
          <table:table-cell office:value-type="float" office:value="0.538973904978711" calcext:value-type="float">
            <text:p>0.538973904978711</text:p>
          </table:table-cell>
        </table:table-row>
        <table:table-row table:style-name="ro1">
          <table:table-cell office:value-type="float" office:value="220228" calcext:value-type="float">
            <text:p>220228</text:p>
          </table:table-cell>
          <table:table-cell/>
          <table:table-cell office:value-type="string" calcext:value-type="string">
            <text:p>Hemoglobin</text:p>
          </table:table-cell>
          <table:table-cell office:value-type="float" office:value="131657" calcext:value-type="float">
            <text:p>131657</text:p>
          </table:table-cell>
          <table:table-cell office:value-type="float" office:value="22634" calcext:value-type="float">
            <text:p>22634</text:p>
          </table:table-cell>
          <table:table-cell office:value-type="float" office:value="1" calcext:value-type="float">
            <text:p>1</text:p>
          </table:table-cell>
          <table:table-cell office:value-type="float" office:value="5.81678006538835" calcext:value-type="float">
            <text:p>5.81678006538835</text:p>
          </table:table-cell>
          <table:table-cell office:value-type="float" office:value="194" calcext:value-type="float">
            <text:p>194</text:p>
          </table:table-cell>
          <table:table-cell office:value-type="float" office:value="8.31887571394916" calcext:value-type="float">
            <text:p>8.31887571394916</text:p>
          </table:table-cell>
          <table:table-cell office:value-type="float" office:value="0.477087812486826" calcext:value-type="float">
            <text:p>0.47708781248682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>Platelets</text:p>
          </table:table-cell>
          <table:table-cell office:value-type="float" office:value="180983" calcext:value-type="float">
            <text:p>180983</text:p>
          </table:table-cell>
          <table:table-cell office:value-type="float" office:value="25663" calcext:value-type="float">
            <text:p>25663</text:p>
          </table:table-cell>
          <table:table-cell office:value-type="float" office:value="1" calcext:value-type="float">
            <text:p>1</text:p>
          </table:table-cell>
          <table:table-cell office:value-type="float" office:value="7.05229318474068" calcext:value-type="float">
            <text:p>7.05229318474068</text:p>
          </table:table-cell>
          <table:table-cell office:value-type="float" office:value="300" calcext:value-type="float">
            <text:p>300</text:p>
          </table:table-cell>
          <table:table-cell office:value-type="float" office:value="10.6131188138687" calcext:value-type="float">
            <text:p>10.6131188138687</text:p>
          </table:table-cell>
          <table:table-cell office:value-type="float" office:value="0.540934193330804" calcext:value-type="float">
            <text:p>0.540934193330804</text:p>
          </table:table-cell>
        </table:table-row>
        <table:table-row table:style-name="ro1">
          <table:table-cell office:value-type="float" office:value="227457" calcext:value-type="float">
            <text:p>227457</text:p>
          </table:table-cell>
          <table:table-cell/>
          <table:table-cell office:value-type="string" calcext:value-type="string">
            <text:p>Platelet Count</text:p>
          </table:table-cell>
          <table:table-cell office:value-type="float" office:value="132016" calcext:value-type="float">
            <text:p>132016</text:p>
          </table:table-cell>
          <table:table-cell office:value-type="float" office:value="22637" calcext:value-type="float">
            <text:p>22637</text:p>
          </table:table-cell>
          <table:table-cell office:value-type="float" office:value="1" calcext:value-type="float">
            <text:p>1</text:p>
          </table:table-cell>
          <table:table-cell office:value-type="float" office:value="5.8318681804126" calcext:value-type="float">
            <text:p>5.8318681804126</text:p>
          </table:table-cell>
          <table:table-cell office:value-type="float" office:value="192" calcext:value-type="float">
            <text:p>192</text:p>
          </table:table-cell>
          <table:table-cell office:value-type="float" office:value="8.54914715324451" calcext:value-type="float">
            <text:p>8.54914715324451</text:p>
          </table:table-cell>
          <table:table-cell office:value-type="float" office:value="0.477151047594958" calcext:value-type="float">
            <text:p>0.47715104759495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0546" calcext:value-type="float">
            <text:p>220546</text:p>
          </table:table-cell>
          <table:table-cell/>
          <table:table-cell office:value-type="string" calcext:value-type="string">
            <text:p>WBC</text:p>
          </table:table-cell>
          <table:table-cell office:value-type="float" office:value="127993" calcext:value-type="float">
            <text:p>127993</text:p>
          </table:table-cell>
          <table:table-cell office:value-type="float" office:value="22636" calcext:value-type="float">
            <text:p>22636</text:p>
          </table:table-cell>
          <table:table-cell office:value-type="float" office:value="1" calcext:value-type="float">
            <text:p>1</text:p>
          </table:table-cell>
          <table:table-cell office:value-type="float" office:value="5.65440007068387" calcext:value-type="float">
            <text:p>5.65440007068387</text:p>
          </table:table-cell>
          <table:table-cell office:value-type="float" office:value="181" calcext:value-type="float">
            <text:p>181</text:p>
          </table:table-cell>
          <table:table-cell office:value-type="float" office:value="8.07199045456065" calcext:value-type="float">
            <text:p>8.07199045456065</text:p>
          </table:table-cell>
          <table:table-cell office:value-type="float" office:value="0.477129969225581" calcext:value-type="float">
            <text:p>0.477129969225581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/>
          <table:table-cell office:value-type="string" calcext:value-type="string">
            <text:p>WBC</text:p>
          </table:table-cell>
          <table:table-cell office:value-type="float" office:value="132395" calcext:value-type="float">
            <text:p>132395</text:p>
          </table:table-cell>
          <table:table-cell office:value-type="float" office:value="19834" calcext:value-type="float">
            <text:p>19834</text:p>
          </table:table-cell>
          <table:table-cell office:value-type="float" office:value="1" calcext:value-type="float">
            <text:p>1</text:p>
          </table:table-cell>
          <table:table-cell office:value-type="float" office:value="6.67515377634365" calcext:value-type="float">
            <text:p>6.67515377634365</text:p>
          </table:table-cell>
          <table:table-cell office:value-type="float" office:value="297" calcext:value-type="float">
            <text:p>297</text:p>
          </table:table-cell>
          <table:table-cell office:value-type="float" office:value="9.82262397235398" calcext:value-type="float">
            <text:p>9.82262397235398</text:p>
          </table:table-cell>
          <table:table-cell office:value-type="float" office:value="0.41806837823026" calcext:value-type="float">
            <text:p>0.41806837823026</text:p>
          </table:table-cell>
        </table:table-row>
        <table:table-row table:style-name="ro1">
          <table:table-cell office:value-type="float" office:value="226780" calcext:value-type="float">
            <text:p>226780</text:p>
          </table:table-cell>
          <table:table-cell/>
          <table:table-cell office:value-type="string" calcext:value-type="string">
            <text:p>WBCApacheIIValue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0.65133894727893" calcext:value-type="float">
            <text:p>0.65133894727893</text:p>
          </table:table-cell>
          <table:table-cell office:value-type="float" office:value="0.000252940432528" calcext:value-type="float">
            <text:p>0.000252940432528</text:p>
          </table:table-cell>
        </table:table-row>
        <table:table-row table:style-name="ro1">
          <table:table-cell office:value-type="float" office:value="227062" calcext:value-type="float">
            <text:p>227062</text:p>
          </table:table-cell>
          <table:table-cell/>
          <table:table-cell office:value-type="string" calcext:value-type="string">
            <text:p>WBC_ApacheIV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5714" calcext:value-type="float">
            <text:p>1.14285714285714</text:p>
          </table:table-cell>
          <table:table-cell office:value-type="float" office:value="2" calcext:value-type="float">
            <text:p>2</text:p>
          </table:table-cell>
          <table:table-cell office:value-type="float" office:value="0.377964473009227" calcext:value-type="float">
            <text:p>0.377964473009227</text:p>
          </table:table-cell>
          <table:table-cell office:value-type="float" office:value="0.000147548585641" calcext:value-type="float">
            <text:p>0.00014754858564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0580" calcext:value-type="float">
            <text:p>220580</text:p>
          </table:table-cell>
          <table:table-cell/>
          <table:table-cell office:value-type="string" calcext:value-type="string">
            <text:p>Ammonia</text:p>
          </table:table-cell>
          <table:table-cell office:value-type="float" office:value="683" calcext:value-type="float">
            <text:p>683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1.33659491193738" calcext:value-type="float">
            <text:p>1.33659491193738</text:p>
          </table:table-cell>
          <table:table-cell office:value-type="float" office:value="9" calcext:value-type="float">
            <text:p>9</text:p>
          </table:table-cell>
          <table:table-cell office:value-type="float" office:value="0.93106061716561" calcext:value-type="float">
            <text:p>0.93106061716561</text:p>
          </table:table-cell>
          <table:table-cell office:value-type="float" office:value="0.010771046751823" calcext:value-type="float">
            <text:p>0.01077104675182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ammoni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.35294117647059" calcext:value-type="float">
            <text:p>1.35294117647059</text:p>
          </table:table-cell>
          <table:table-cell office:value-type="float" office:value="4" calcext:value-type="float">
            <text:p>4</text:p>
          </table:table-cell>
          <table:table-cell office:value-type="float" office:value="0.861769724940212" calcext:value-type="float">
            <text:p>0.861769724940212</text:p>
          </table:table-cell>
          <table:table-cell office:value-type="float" office:value="0.000358332279415" calcext:value-type="float">
            <text:p>0.00035833227941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/>
          <table:table-cell office:value-type="string" calcext:value-type="string">
            <text:p>Ammonia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925820099772551" calcext:value-type="float">
            <text:p>0.925820099772551</text:p>
          </table:table-cell>
          <table:table-cell office:value-type="float" office:value="0.000168626955019" calcext:value-type="float">
            <text:p>0.000168626955019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/>
          <table:table-cell office:value-type="string" calcext:value-type="string">
            <text:p>AMMONI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22474487139159" calcext:value-type="float">
            <text:p>1.22474487139159</text:p>
          </table:table-cell>
          <table:table-cell office:value-type="float" office:value="0.000126470216264" calcext:value-type="float">
            <text:p>0.00012647021626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5634" calcext:value-type="float">
            <text:p>225634</text:p>
          </table:table-cell>
          <table:table-cell/>
          <table:table-cell office:value-type="string" calcext:value-type="string">
            <text:p>CK (CPK)</text:p>
          </table:table-cell>
          <table:table-cell office:value-type="float" office:value="24757" calcext:value-type="float">
            <text:p>24757</text:p>
          </table:table-cell>
          <table:table-cell office:value-type="float" office:value="9403" calcext:value-type="float">
            <text:p>9403</text:p>
          </table:table-cell>
          <table:table-cell office:value-type="float" office:value="1" calcext:value-type="float">
            <text:p>1</text:p>
          </table:table-cell>
          <table:table-cell office:value-type="float" office:value="2.63288312240774" calcext:value-type="float">
            <text:p>2.63288312240774</text:p>
          </table:table-cell>
          <table:table-cell office:value-type="float" office:value="44" calcext:value-type="float">
            <text:p>44</text:p>
          </table:table-cell>
          <table:table-cell office:value-type="float" office:value="2.35840706181851" calcext:value-type="float">
            <text:p>2.35840706181851</text:p>
          </table:table-cell>
          <table:table-cell office:value-type="float" office:value="0.198199907255175" calcext:value-type="float">
            <text:p>0.198199907255175</text:p>
          </table:table-cell>
        </table:table-row>
        <table:table-row table:style-name="ro1">
          <table:table-cell office:value-type="float" office:value="227445" calcext:value-type="float">
            <text:p>227445</text:p>
          </table:table-cell>
          <table:table-cell/>
          <table:table-cell office:value-type="string" calcext:value-type="string">
            <text:p>CK-MB</text:p>
          </table:table-cell>
          <table:table-cell office:value-type="float" office:value="18938" calcext:value-type="float">
            <text:p>18938</text:p>
          </table:table-cell>
          <table:table-cell office:value-type="float" office:value="7627" calcext:value-type="float">
            <text:p>7627</text:p>
          </table:table-cell>
          <table:table-cell office:value-type="float" office:value="1" calcext:value-type="float">
            <text:p>1</text:p>
          </table:table-cell>
          <table:table-cell office:value-type="float" office:value="2.48302084699095" calcext:value-type="float">
            <text:p>2.48302084699095</text:p>
          </table:table-cell>
          <table:table-cell office:value-type="float" office:value="26" calcext:value-type="float">
            <text:p>26</text:p>
          </table:table-cell>
          <table:table-cell office:value-type="float" office:value="1.96622914938322" calcext:value-type="float">
            <text:p>1.96622914938322</text:p>
          </table:table-cell>
          <table:table-cell office:value-type="float" office:value="0.16076472324101" calcext:value-type="float">
            <text:p>0.16076472324101</text:p>
          </table:table-cell>
        </table:table-row>
        <table:table-row table:style-name="ro1">
          <table:table-cell office:value-type="float" office:value="225628" calcext:value-type="float">
            <text:p>225628</text:p>
          </table:table-cell>
          <table:table-cell/>
          <table:table-cell office:value-type="string" calcext:value-type="string">
            <text:p>CK-MB fraction (%)</text:p>
          </table:table-cell>
          <table:table-cell office:value-type="float" office:value="6030" calcext:value-type="float">
            <text:p>6030</text:p>
          </table:table-cell>
          <table:table-cell office:value-type="float" office:value="2283" calcext:value-type="float">
            <text:p>2283</text:p>
          </table:table-cell>
          <table:table-cell office:value-type="float" office:value="1" calcext:value-type="float">
            <text:p>1</text:p>
          </table:table-cell>
          <table:table-cell office:value-type="float" office:value="2.64126149802891" calcext:value-type="float">
            <text:p>2.64126149802891</text:p>
          </table:table-cell>
          <table:table-cell office:value-type="float" office:value="20" calcext:value-type="float">
            <text:p>20</text:p>
          </table:table-cell>
          <table:table-cell office:value-type="float" office:value="1.82748434231932" calcext:value-type="float">
            <text:p>1.82748434231932</text:p>
          </table:table-cell>
          <table:table-cell office:value-type="float" office:value="0.048121917288479" calcext:value-type="float">
            <text:p>0.04812191728847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5672" calcext:value-type="float">
            <text:p>225672</text:p>
          </table:table-cell>
          <table:table-cell/>
          <table:table-cell office:value-type="string" calcext:value-type="string">
            <text:p>Lipase</text:p>
          </table:table-cell>
          <table:table-cell office:value-type="float" office:value="9478" calcext:value-type="float">
            <text:p>9478</text:p>
          </table:table-cell>
          <table:table-cell office:value-type="float" office:value="4224" calcext:value-type="float">
            <text:p>4224</text:p>
          </table:table-cell>
          <table:table-cell office:value-type="float" office:value="1" calcext:value-type="float">
            <text:p>1</text:p>
          </table:table-cell>
          <table:table-cell office:value-type="float" office:value="2.2438446969697" calcext:value-type="float">
            <text:p>2.2438446969697</text:p>
          </table:table-cell>
          <table:table-cell office:value-type="float" office:value="47" calcext:value-type="float">
            <text:p>47</text:p>
          </table:table-cell>
          <table:table-cell office:value-type="float" office:value="2.9932768600498" calcext:value-type="float">
            <text:p>2.9932768600498</text:p>
          </table:table-cell>
          <table:table-cell office:value-type="float" office:value="0.089035032249905" calcext:value-type="float">
            <text:p>0.08903503224990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Lipase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23333333333333" calcext:value-type="float">
            <text:p>1.2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0.721736762817483" calcext:value-type="float">
            <text:p>0.721736762817483</text:p>
          </table:table-cell>
          <table:table-cell office:value-type="float" office:value="0.001264702162641" calcext:value-type="float">
            <text:p>0.001264702162641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/>
          <table:table-cell office:value-type="string" calcext:value-type="string">
            <text:p>lipa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.000021078369377345" calcext:value-type="float">
            <text:p>2.1078369377345E-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7429" calcext:value-type="float">
            <text:p>227429</text:p>
          </table:table-cell>
          <table:table-cell/>
          <table:table-cell office:value-type="string" calcext:value-type="string">
            <text:p>Troponin-T</text:p>
          </table:table-cell>
          <table:table-cell office:value-type="float" office:value="21567" calcext:value-type="float">
            <text:p>21567</text:p>
          </table:table-cell>
          <table:table-cell office:value-type="float" office:value="8910" calcext:value-type="float">
            <text:p>8910</text:p>
          </table:table-cell>
          <table:table-cell office:value-type="float" office:value="1" calcext:value-type="float">
            <text:p>1</text:p>
          </table:table-cell>
          <table:table-cell office:value-type="float" office:value="2.42053872053872" calcext:value-type="float">
            <text:p>2.42053872053872</text:p>
          </table:table-cell>
          <table:table-cell office:value-type="float" office:value="26" calcext:value-type="float">
            <text:p>26</text:p>
          </table:table-cell>
          <table:table-cell office:value-type="float" office:value="1.91077318096069" calcext:value-type="float">
            <text:p>1.91077318096069</text:p>
          </table:table-cell>
          <table:table-cell office:value-type="float" office:value="0.187808271152144" calcext:value-type="float">
            <text:p>0.18780827115214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office:value-type="string" calcext:value-type="string">
            <text:p>Troponin</text:p>
          </table:table-cell>
          <table:table-cell office:value-type="float" office:value="4594" calcext:value-type="float">
            <text:p>4594</text:p>
          </table:table-cell>
          <table:table-cell office:value-type="float" office:value="2058" calcext:value-type="float">
            <text:p>2058</text:p>
          </table:table-cell>
          <table:table-cell office:value-type="float" office:value="1" calcext:value-type="float">
            <text:p>1</text:p>
          </table:table-cell>
          <table:table-cell office:value-type="float" office:value="2.23226433430515" calcext:value-type="float">
            <text:p>2.23226433430515</text:p>
          </table:table-cell>
          <table:table-cell office:value-type="float" office:value="16" calcext:value-type="float">
            <text:p>16</text:p>
          </table:table-cell>
          <table:table-cell office:value-type="float" office:value="1.76099610078836" calcext:value-type="float">
            <text:p>1.76099610078836</text:p>
          </table:table-cell>
          <table:table-cell office:value-type="float" office:value="0.043379284178576" calcext:value-type="float">
            <text:p>0.0433792841785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7073" calcext:value-type="float">
            <text:p>227073</text:p>
          </table:table-cell>
          <table:table-cell/>
          <table:table-cell office:value-type="string" calcext:value-type="string">
            <text:p>Anion gap</text:p>
          </table:table-cell>
          <table:table-cell office:value-type="float" office:value="143935" calcext:value-type="float">
            <text:p>143935</text:p>
          </table:table-cell>
          <table:table-cell office:value-type="float" office:value="22651" calcext:value-type="float">
            <text:p>22651</text:p>
          </table:table-cell>
          <table:table-cell office:value-type="float" office:value="1" calcext:value-type="float">
            <text:p>1</text:p>
          </table:table-cell>
          <table:table-cell office:value-type="float" office:value="6.35446558650832" calcext:value-type="float">
            <text:p>6.35446558650832</text:p>
          </table:table-cell>
          <table:table-cell office:value-type="float" office:value="211" calcext:value-type="float">
            <text:p>211</text:p>
          </table:table-cell>
          <table:table-cell office:value-type="float" office:value="9.9715777009326" calcext:value-type="float">
            <text:p>9.9715777009326</text:p>
          </table:table-cell>
          <table:table-cell office:value-type="float" office:value="0.477446144766241" calcext:value-type="float">
            <text:p>0.47744614476624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27446" calcext:value-type="float">
            <text:p>227446</text:p>
          </table:table-cell>
          <table:table-cell/>
          <table:table-cell office:value-type="string" calcext:value-type="string">
            <text:p>Brain Natiuretic Peptide (BNP)</text:p>
          </table:table-cell>
          <table:table-cell office:value-type="float" office:value="1044" calcext:value-type="float">
            <text:p>1044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office:value-type="float" office:value="1.13601741022851" calcext:value-type="float">
            <text:p>1.13601741022851</text:p>
          </table:table-cell>
          <table:table-cell office:value-type="float" office:value="6" calcext:value-type="float">
            <text:p>6</text:p>
          </table:table-cell>
          <table:table-cell office:value-type="float" office:value="0.430328728429056" calcext:value-type="float">
            <text:p>0.430328728429056</text:p>
          </table:table-cell>
          <table:table-cell office:value-type="float" office:value="0.01937102145778" calcext:value-type="float">
            <text:p>0.01937102145778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  <table:table-cell/>
          <table:table-cell office:value-type="string" calcext:value-type="string">
            <text:p>BN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421567387546899" calcext:value-type="float">
            <text:p>4.21567387546899E-0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59:48.205578149</meta:creation-date>
    <dc:date>2018-12-10T13:12:07.476016552</dc:date>
    <meta:editing-duration>PT2M3S</meta:editing-duration>
    <meta:editing-cycles>1</meta:editing-cycles>
    <meta:document-statistic meta:table-count="2" meta:cell-count="1414" meta:object-count="0"/>
    <meta:generator>LibreOffice/6.0.6.2$Linux_X86_64 LibreOffice_project/00m0$Build-2</meta:generator>
  </office:meta>
</office:document-meta>
</file>